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pple Color Emoji" svg:font-family="Apple Color Emoji"/>
    <style:font-face style:name="Apple SD Gothic Neo" svg:font-family="Apple SD Gothic Neo"/>
    <style:font-face style:name="Apple Symbols" svg:font-family="Apple Symbols"/>
    <style:font-face style:name="Arial Unicode MS" svg:font-family="Arial Unicode MS"/>
    <style:font-face style:name="Ayuthaya" svg:font-family="Ayuthaya"/>
    <style:font-face style:name="Courier" svg:font-family="Courier"/>
    <style:font-face style:name="Courier New" svg:font-family="Courier New"/>
    <style:font-face style:name="Heiti SC Light" svg:font-family="Heiti SC Light"/>
    <style:font-face style:name="Hiragino Kaku Gothic ProN" svg:font-family="Hiragino Kaku Gothic ProN"/>
    <style:font-face style:name="Lucida Grande" svg:font-family="Lucida Grande"/>
    <style:font-face style:name="Monaco" svg:font-family="Monaco"/>
    <style:font-face style:name="Zapf Dingbats" svg:font-family="Zapf Dingbats"/>
  </office:font-face-decls>
  <office:automatic-styles>
    <style:style style:name="P1" style:family="paragraph" style:parent-style-name="Standard">
      <style:text-properties style:font-name="Courier" fo:font-size="12.0pt"/>
    </style:style>
    <style:style style:name="T1" style:family="text">
      <style:text-properties fo:letter-spacing="0.0000in"/>
    </style:style>
    <style:style style:name="T2" style:family="text">
      <style:text-properties style:font-name="Heiti SC Light" fo:letter-spacing="0.0000in"/>
    </style:style>
    <style:style style:name="T3" style:family="text">
      <style:text-properties style:font-name="Zapf Dingbats" fo:letter-spacing="0.0000in"/>
    </style:style>
    <style:style style:name="T4" style:family="text">
      <style:text-properties style:font-name="Apple Color Emoji" fo:letter-spacing="0.0000in"/>
    </style:style>
    <style:style style:name="T5" style:family="text">
      <style:text-properties style:font-name="Courier New" fo:letter-spacing="0.0000in"/>
    </style:style>
    <style:style style:name="T6" style:family="text">
      <style:text-properties style:font-name="Hiragino Kaku Gothic ProN" fo:letter-spacing="0.0000in"/>
    </style:style>
    <style:style style:name="T7" style:family="text">
      <style:text-properties style:font-name="Arial Unicode MS" fo:letter-spacing="0.0000in"/>
    </style:style>
    <style:style style:name="T8" style:family="text">
      <style:text-properties style:font-name="Apple SD Gothic Neo" fo:letter-spacing="0.0000in"/>
    </style:style>
    <style:style style:name="T9" style:family="text">
      <style:text-properties style:font-name="Lucida Grande" fo:letter-spacing="0.0000in"/>
    </style:style>
    <style:style style:name="T10" style:family="text">
      <style:text-properties style:font-name="Monaco" fo:letter-spacing="0.0000in"/>
    </style:style>
    <style:style style:name="T11" style:family="text">
      <style:text-properties style:font-name="Apple Symbols" fo:letter-spacing="0.0000in"/>
    </style:style>
    <style:style style:name="T12" style:family="text">
      <style:text-properties style:font-name="Ayuthaya"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{"retcode":0,"result":{"friends":[{"flag":32,"uin":1977672877,"categories":8},{"flag":4,"uin":181332434,"categories":1},{"flag":16,"uin":1088436431,"categories":4},{"flag":0,"uin":941096745,"categories":0},{"flag":0,"uin":1585151611,"categories":0},{"flag":32,"uin":1805276168,"categories":8},{"flag":4,"uin":4096305117,"categories":1},{"flag":56,"uin":286207818,"categories":14},{"flag":24,"uin":1125327405,"categories":6},{"flag":0,"uin":1497473138,"categories":0},{"flag":0,"uin":2739990128,"categories":0},{"flag":0,"uin":1983256516,"categories":0},{"flag":4,"uin":2388335033,"categories":1},{"flag":40,"uin":1147705927,"categories":10},{"flag":52,"uin":2530017767,"categories":13},{"flag":24,"uin":1026406039,"categories":6},{"flag":52,"uin":1375142875,"categories":13},{"flag":60,"uin":741902648,"categories":15},{"flag":0,"uin":4017862415,"categories":0},{"flag":0,"uin":1029088018,"categories":0},{"flag":0,"uin":3264467930,"categories":0},{"flag":0,"uin":1390006806,"categories":0},{"flag":0,"uin":2059604775,"categories":0},{"flag":40,"uin":2039282992,"categories":10},{"flag":0,"uin":1748315047,"categories":0},{"flag":16,"uin":3395792869,"categories":4},{"flag":52,"uin":338614470,"categories":13},{"flag":32,"uin":2291420747,"categories":8},{"flag":56,"uin":3714169466,"categories":14},{"flag":60,"uin":2853954420,"categories":15},{"flag":0,"uin":2028112766,"categories":0},{"flag":52,"uin":3721554358,"categories":13},{"flag":40,"uin":3941231838,"categories":10},{"flag":0,"uin":2887505048,"categories":0},{"flag":0,"uin":2039443837,"categories":0},{"flag":40,"uin":1103178674,"categories":10},{"flag":8,"uin":2213006936,"categories":2},{"flag":52,"uin":3453345269,"categories":13},{"flag":16,"uin":2195235714,"categories":4},{"flag":32,"uin":3367345670,"categories":8},{"flag":4,"uin":3749770206,"categories":1},{"flag":4,"uin":2217980774,"categories":1},{"flag":32,"uin":1768968391,"categories":8},{"flag":8,"uin":3068714852,"categories":2},{"flag":4,"uin":762383890,"categories":1},{"flag":28,"uin":404339376,"categories":7},{"flag":0,"uin":2804606680,"categories":0},{"flag":4,"uin":3340055802,"categories":1},{"flag":56,"uin":173571341,"categories":14},{"flag":40,"uin":3486101389,"categories":10},{"flag":0,"uin":3767128771,"categories":0},{"flag":4,"uin":557137673,"categories":1},{"flag":0,"uin":2694880204,"categories":0},{"flag":4,"uin":2496045888,"categories":1},{"flag":0,"uin":503024004,"categories":0},{"flag":8,"uin":872796548,"categories":2},{"flag":8,"uin":423615412,"categories":2},{"flag":8,"uin":3059888435,"categories":2},{"flag":16,"uin":3783015922,"categories":4},{"flag":0,"uin":4081762853,"categories":0},{"flag":56,"uin":953196783,"categories":14},{"flag":4,"uin":994577360,"categories":1},{"flag":0,"uin":1193299925,"categories":0},{"flag":16,"uin":2540143575,"categories":4},{"flag":16,"uin":3827644828,"categories":4},{"flag":16,"uin":24371531,"categories":4},{"flag":0,"uin":1838484033,"categories":0},{"flag":40,"uin":742731984,"categories":10},{"flag":4,"uin":3745815829,"categories":1},{"flag":52,"uin":2012332422,"categories":13},{"flag":4,"uin":3047749658,"categories":1},{"flag":40,"uin":3556411222,"categories":10},{"flag":4,"uin":2701913422,"categories":1},{"flag":12,"uin":846741097,"categories":3},{"flag":0,"uin":3679184373,"categories":0},{"flag":0,"uin":2201253718,"categories":0},{"flag":56,"uin":368944306,"categories":14},{"flag":0,"uin":1355657380,"categories":0},{"flag":4,"uin":2314820738,"categories":1},{"flag":4,"uin":2523780541,"categories":1},{"flag":4,"uin":1967295926,"categories":1},{"flag":60,"uin":3025752515,"categories":15},{"flag":8,"uin":2972743509,"categories":2},{"flag":0,"uin":672544641,"categories":0},{"flag":4,"uin":870121305,"categories":1},{"flag":8,"uin":103862768,"categories":2},{"flag":8,"uin":2204872800,"categories":2},{"flag":4,"uin":2664429340,"categories":1},{"flag":28,"uin":2154140065,"categories":7},{"flag":0,"uin":422325932,"categories":0},{"flag":52,"uin":3712918149,"categories":13},{"flag":60,"uin":1078311989,"categories":15},{"flag":4,"uin":3684174950,"categories":1},{"flag":0,"uin":3094356795,"categories":0},{"flag":8,"uin":1661527163,"categories":2},{"flag":180,"uin":2423761838,"categories":13},{"flag":0,"uin":454094870,"categories":0},{"flag":52,"uin":2529801540,"categories":13},{"flag":4,"uin":4141049519,"categories":1},{"flag":16,"uin":2283606403,"categories":4},{"flag":4,"uin":2065586646,"categories":1},{"flag":4,"uin":3851402153,"categories":1},{"flag":0,"uin":3277047291,"categories":0},{"flag":4,"uin":1936321019,"categories":1},{"flag":16,"uin":4235856648,"categories":4},{"flag":52,"uin":3076685576,"categories":13},{"flag":52,"uin":1316903305,"categories":13},{"flag":0,"uin":4195509427,"categories":0},{"flag":8,"uin":3044831726,"categories":2},{"flag":56,"uin":820228441,"categories":14},{"flag":4,"uin":3386157348,"categories":1},{"flag":4,"uin":531222214,"categories":1},{"flag":4,"uin":2642720843,"categories":1},{"flag":56,"uin":3659999570,"categories":14},{"flag":60,"uin":54246419,"categories":15},{"flag":24,"uin":4260761366,"categories":6},{"flag":4,"uin":3297378557,"categories":1},{"flag":0,"uin":4268887161,"categories":0},{"flag":0,"uin":1633070284,"categories":0},{"flag":0,"uin":541297462,"categories":0},{"flag":8,"uin":3866683781,"categories":2},{"flag":16,"uin":3149378299,"categories":4},{"flag":24,"uin":358662936,"categories":6},{"flag":0,"uin":473553330,"categories":0},{"flag":56,"uin":2077016718,"categories":14},{"flag":40,"uin":1738680229,"categories":10},{"flag":56,"uin":2253793653,"categories":14},{"flag":8,"uin":2037083134,"categories":2},{"flag":0,"uin":820429602,"categories":0},{"flag":0,"uin":1019040402,"categories":0},{"flag":40,"uin":2493090829,"categories":10},{"flag":8,"uin":2929705342,"categories":2},{"flag":36,"uin":460677229,"categories":9},{"flag":56,"uin":3455013325,"categories":14},{"flag":40,"uin":2850645815,"categories":10},{"flag":4,"uin":3277943363,"categories":1},{"flag":60,"uin":680821533,"categories":15},{"flag":16,"uin":2568018606,"categories":4},{"flag":8,"uin":3793664627,"categories":2},{"flag":40,"uin":1190783551,"categories":10},{"flag":0,"uin":2066798362,"categories":0},{"flag":16,"uin":91356596,"categories":4},{"flag":40,"uin":4095632478,"categories":10},{"flag":16,"uin":1733302369,"categories":4},{"flag":0,"uin":2792243439,"categories":0},{"flag":40,"uin":4005201857,"categories":10},{"flag":4,"uin":3262958785,"categories":1},{"flag":0,"uin":3654423141,"categories":0},{"flag":0,"uin":3343422046,"categories":0},{"flag":16,"uin":1577047633,"categories":4},{"flag":4,"uin":49380132,"categories":1},{"flag":24,"uin":3720171744,"categories":6},{"flag":16,"uin":3284866365,"categories":4},{"flag":56,"uin":671367841,"categories":14},{"flag":40,"uin":4246366141,"categories":10},{"flag":4,"uin":1269370612,"categories":1},{"flag":12,"uin":777581083,"categories":3},{"flag":16,"uin":1908794158,"categories":4},{"flag":28,"uin":1720972474,"categories":7},{"flag":16,"uin":3474328382,"categories":4},{"flag":52,"uin":2214464719,"categories":13},{"flag":0,"uin":1113654174,"categories":0},{"flag":0,"uin":1924991718,"categories":0},{"flag":40,"uin":1646577952,"categories":10},{"flag":0,"uin":4195594865,"categories":0},{"flag":56,"uin":1529899454,"categories":14},{"flag":16,"uin":1431876177,"categories":4},{"flag":40,"uin":2513566115,"categories":10},{"flag":12,"uin":2342688027,"categories":3},{"flag":60,"uin":4250322215,"categories":15},{"flag":56,"uin":4161153221,"categories":14},{"flag":0,"uin":1797296198,"categories":0},{"flag":56,"uin":2803488946,"categories":14},{"flag":8,"uin":202682191,"categories":2},{"flag":0,"uin":2023888221,"categories":0},{"flag":0,"uin":2965573691,"categories":0},{"flag":12,"uin":2026599701,"categories":3},{"flag":48,"uin":1199066756,"categories":12},{"flag":8,"uin":432864289,"categories":2},{"flag":0,"uin":1648979348,"categories":0},{"flag":8,"uin":2030730295,"categories":2},{"flag":36,"uin":1527649067,"categories":9},{"flag":56,"uin":3633354779,"categories":14},{"flag":16,"uin":1073838877,"categories":4},{"flag":0,"uin":3672791053,"categories":0},{"flag":0,"uin":805894474,"categories":0},{"flag":60,"uin":1785828017,"categories":15},{"flag":60,"uin":2353957540,"categories":15},{"flag":16,"uin":2801910081,"categories":4},{"flag":24,"uin":592945054,"categories":6},{"flag":0,"uin":1156411021,"categories":0},{"flag":4,"uin":1274049440,"categories":1},{"flag":16,"uin":2567874074,"categories":4},{"flag":56,"uin":2724574832,"categories":14},{"flag":40,"uin":3378219673,"categories":10},{"flag":56,"uin":3068907758,"categories":14},{"flag":16,"uin":1225739776,"categories":4},{"flag":56,"uin":1604813308,"categories":14},{"flag":0,"uin":2978030534,"categories":0},{"flag":4,"uin":3517813898,"categories":1},{"flag":16,"uin":3949277109,"categories":4},{"flag":12,"uin":890469545,"categories":3},{"flag":16,"uin":3312439941,"categories":4},{"flag":8,"uin":2769104677,"categories":2},{"flag":40,"uin":4091629637,"categories":10},{"flag":4,"uin":2494987136,"categories":1},{"flag":0,"uin":3820709586,"categories":0},{"flag":4,"uin":1223429696,"categories":1},{"flag":0,"uin":3163067334,"categories":0},{"flag":56,"uin":1440948937,"categories":14},{"flag":24,"uin":4106038376,"categories":6},{"flag":0,"uin":4213490044,"categories":0},{"flag":16,"uin":104731760,"categories":4},{"flag":4,"uin":1378558763,"categories":1},{"flag":24,"uin":1716309025,"categories":6},{"flag":24,"uin":2577553388,"categories":6},{"flag":24,"uin":2113477161,"categories":6},{"flag":40,"uin":763811300,"categories":10},{"flag":56,"uin":1277261631,"categories":14},{"flag":4,"uin":1156618760,"categories":1},{"flag":40,"uin":1538845058,"categories":10},{"flag":40,"uin":3817764977,"categories":10},{"flag":8,"uin":4095309896,"categories":2},{"flag":8,"uin":4189826169,"categories":2},{"flag":16,"uin":2210825551,"categories":4},{"flag":24,"uin":1852029622,"categories":6},{"flag":0,"uin":365713189,"categories":0},{"flag":56,"uin":3806751814,"categories":14},{"flag":0,"uin":861491298,"categories":0},{"flag":36,"uin":1097773474,"categories":9},{"flag":0,"uin":1570744274,"categories":0},{"flag":56,"uin":4256126939,"categories":14},{"flag":0,"uin":3350965508,"categories":0},{"flag":40,"uin":950237266,"categories":10},{"flag":0,"uin":151684000,"categories":0},{"flag":40,"uin":1441627253,"categories":10},{"flag":56,"uin":687799544,"categories":14},{"flag":56,"uin":1772588817,"categories":14},{"flag":8,"uin":27297742,"categories":2},{"flag":16,"uin":1928697133,"categories":4},{"flag":8,"uin":308911789,"categories":2},{"flag":0,"uin":1561562393,"categories":0},{"flag":56,"uin":274465593,"categories":14},{"flag":56,"uin":214623348,"categories":14},{"flag":24,"uin":3371971021,"categories":6},{"flag":24,"uin":2718128011,"categories":6},{"flag":40,"uin":785644274,"categories":10},{"flag":56,"uin":3877792724,"categories":14},{"flag":24,"uin":1645723024,"categories":6},{"flag":40,"uin":1695307879,"categories":10},{"flag":40,"uin":793715980,"categories":10},{"flag":0,"uin":686188473,"categories":0},{"flag":40,"uin":4106253649,"categories":10},{"flag":24,"uin":2899526214,"categories":6},{"flag":8,"uin":1110137406,"categories":2},{"flag":8,"uin":2580704359,"categories":2},{"flag":8,"uin":2050968098,"categories":2},{"flag":8,"uin":627799510,"categories":2},{"flag":0,"uin":799614558,"categories":0},{"flag":60,"uin":1133013151,"categories":15},{"flag":40,"uin":1934469538,"categories":10},{"flag":28,"uin":2806771956,"categories":7},{"flag":4,"uin":4051144137,"categories":1},{"flag":4,"uin":1758883317,"categories":1},{"flag":0,"uin":1966274612,"categories":0},{"flag":40,"uin":2112703993,"categories":10},{"flag":36,"uin":602181312,"categories":9},{"flag":16,"uin":2512670497,"categories":4},{"flag":24,"uin":1917702288,"categories":6},{"flag":16,"uin":3708862873,"categories":4},{"flag":40,"uin":249442008,"categories":10},{"flag":60,"uin":1833509900,"categories":15},{"flag":0,"uin":887594263,"categories":0},{"flag":32,"uin":766497619,"categories":8},{"flag":24,"uin":2638781884,"categories":6},{"flag":0,"uin":3085155043,"categories":0},{"flag":24,"uin":3758830631,"categories":6},{"flag":0,"uin":1323525072,"categories":0},{"flag":56,"uin":4176151438,"categories":14},{"flag":56,"uin":3510012239,"categories":14},{"flag":24,"uin":4193103269,"categories":6},{"flag":40,"uin":4239830383,"categories":10},{"flag":56,"uin":2377771958,"categories":14},{"flag":0,"uin":1726221749,"categories":0},{"flag":12,"uin":2861633915,"categories":3},{"flag":56,"uin":3004507308,"categories":14},{"flag":12,"uin":1824214288,"categories":3},{"flag":24,"uin":320664662,"categories":6},{"flag":52,"uin":3762129043,"categories":13},{"flag":0,"uin":2417659070,"categories":0},{"flag":8,"uin":1630280990,"categories":2},{"flag":40,"uin":3053634866,"categories":10},{"flag":0,"uin":1383364091,"categories":0},{"flag":24,"uin":948901744,"categories":6},{"flag":24,"uin":452606520,"categories":6},{"flag":0,"uin":1430148815,"categories":0},{"flag":56,"uin":2361233545,"categories":14},{"flag":4,"uin":2607342395,"categories":1},{"flag":60,"uin":2514390106,"categories":15},{"flag":0,"uin":3212298566,"categories":0},{"flag":0,"uin":1180436080,"categories":0},{"flag":8,"uin":620934961,"categories":2},{"flag":0,"uin":1453307694,"categories":0},{"flag":28,"uin":4186464775,"categories":7},{"flag":0,"uin":1742243536,"categories":0},{"flag":0,"uin":1023362171,"categories":0}],"marknames":[{"uin":1977672877,"markname":"</text:span><text:span text:style-name="T2">麦水科</text:span><text:span text:style-name="T1">","type":0},{"uin":1088436431,"markname":"</text:span><text:span text:style-name="T2">钟玲</text:span><text:span text:style-name="T1">","type":0},{"uin":1585151611,"markname":"</text:span><text:span text:style-name="T2">崔</text:span><text:span text:style-name="T1">","type":0},{"uin":1805276168,"markname":"</text:span><text:span text:style-name="T2">徐庆钟</text:span><text:span text:style-name="T1">","type":0},{"uin":4096305117,"markname":"</text:span><text:span text:style-name="T2">林佳豪</text:span><text:span text:style-name="T1">","type":0},{"uin":286207818,"markname":"</text:span><text:span text:style-name="T2">郭芳</text:span><text:span text:style-name="T1">","type":0},{"uin":1125327405,"markname":"</text:span><text:span text:style-name="T2">任传佳</text:span><text:span text:style-name="T1">","type":0},{"uin":1497473138,"markname":"</text:span><text:span text:style-name="T2">武汉地区负责人</text:span><text:span text:style-name="T1">","type":0},{"uin":2739990128,"markname":"</text:span><text:span text:style-name="T2">二中</text:span><text:span text:style-name="T1">","type":0},{"uin":1983256516,"markname":"</text:span><text:span text:style-name="T2">宋红莹教官</text:span><text:span text:style-name="T1">","type":0},{"uin":2388335033,"markname":"</text:span><text:span text:style-name="T2">张家豪</text:span><text:span text:style-name="T1">","type":0},{"uin":1147705927,"markname":"</text:span><text:span text:style-name="T2">虞达靖</text:span><text:span text:style-name="T1">(</text:span><text:span text:style-name="T2">十二届</text:span><text:span text:style-name="T1">)","type":0},{"uin":2530017767,"markname":"</text:span><text:span text:style-name="T2">麦薇</text:span><text:span text:style-name="T1">","type":0},{"uin":1026406039,"markname":"</text:span><text:span text:style-name="T2">卢涵</text:span><text:span text:style-name="T1">","type":0},{"uin":1375142875,"markname":"</text:span><text:span text:style-name="T2">欧琳</text:span><text:span text:style-name="T1">","type":0},{"uin":741902648,"markname":"</text:span><text:span text:style-name="T2">何桦</text:span><text:span text:style-name="T1">","type":0},{"uin":4017862415,"markname":"</text:span><text:span text:style-name="T2">刘洋</text:span><text:span text:style-name="T1">","type":0},{"uin":1029088018,"markname":"</text:span><text:span text:style-name="T2">。。。。。</text:span><text:span text:style-name="T1">","type":0},{"uin":1390006806,"markname":"qq</text:span><text:span text:style-name="T2">音速家族</text:span><text:span text:style-name="T1">","type":0},{"uin":2059604775,"markname":"</text:span><text:span text:style-name="T2">张晟凯自强</text:span><text:span text:style-name="T1">","type":0},{"uin":2039282992,"markname":"</text:span><text:span text:style-name="T2">鄂永芳</text:span><text:span text:style-name="T1">","type":0},{"uin":1748315047,"markname":"</text:span><text:span text:style-name="T2">小哄</text:span><text:span text:style-name="T1">~(^V^)","type":0},{"uin":3395792869,"markname":"</text:span><text:span text:style-name="T2">鸭子</text:span><text:span text:style-name="T1">","type":0},{"uin":338614470,"markname":"</text:span><text:span text:style-name="T2">杨泽敏</text:span><text:span text:style-name="T1">","type":0},{"uin":3714169466,"markname":"</text:span><text:span text:style-name="T2">廖敏</text:span><text:span text:style-name="T1">","type":0},{"uin":2853954420,"markname":"</text:span><text:span text:style-name="T2">罗家霖</text:span><text:span text:style-name="T1">","type":0},{"uin":2028112766,"markname":"</text:span><text:span text:style-name="T2">周雨梅</text:span><text:span text:style-name="T1">","type":0},{"uin":3721554358,"markname":"</text:span><text:span text:style-name="T2">赵珊莹</text:span><text:span text:style-name="T1">","type":0},{"uin":3941231838,"markname":"</text:span><text:span text:style-name="T2">十三届：李勇浩</text:span><text:span text:style-name="T1">","type":0},{"uin":2887505048,"markname":"</text:span><text:span text:style-name="T2">柳高地信学妹</text:span><text:span text:style-name="T1">","type":0},{"uin":2039443837,"markname":"</text:span><text:span text:style-name="T2">李万哲</text:span><text:span text:style-name="T1">","type":0},{"uin":1103178674,"markname":"</text:span><text:span text:style-name="T2">写作部：曾建姣</text:span><text:span text:style-name="T1">","type":0},{"uin":2213006936,"markname":"</text:span><text:span text:style-name="T2">陆秋丹</text:span><text:span text:style-name="T1">","type":0},{"uin":3453345269,"markname":"</text:span><text:span text:style-name="T2">张人干</text:span><text:span text:style-name="T1">","type":0},{"uin":2195235714,"markname":"</text:span><text:span text:style-name="T2">莫惠琴</text:span><text:span text:style-name="T1">","type":0},{"uin":3367345670,"markname":"</text:span><text:span text:style-name="T2">龙旭达</text:span><text:span text:style-name="T1">","type":0},{"uin":3749770206,"markname":"</text:span><text:span text:style-name="T2">黄维正</text:span><text:span text:style-name="T1">","type":0},{"uin":2217980774,"markname":"</text:span><text:span text:style-name="T2">大头</text:span><text:span text:style-name="T1">","type":0},{"uin":3068714852,"markname":"</text:span><text:span text:style-name="T2">赖系</text:span><text:span text:style-name="T1">","type":0},{"uin":762383890,"markname":"</text:span><text:span text:style-name="T2">大头</text:span><text:span text:style-name="T1">","type":0},{"uin":2804606680,"markname":"</text:span><text:span text:style-name="T2">吴锦波</text:span><text:span text:style-name="T1">","type":0},{"uin":3340055802,"markname":"</text:span><text:span text:style-name="T2">董斯斯</text:span><text:span text:style-name="T1">","type":0},{"uin":173571341,"markname":"</text:span><text:span text:style-name="T2">潘晓芸</text:span><text:span text:style-name="T1">","type":0},{"uin":3486101389,"markname":"</text:span><text:span text:style-name="T2">董婷婷</text:span><text:span text:style-name="T1">","type":0},{"uin":3767128771,"markname":"15-</text:span><text:span text:style-name="T2">资环</text:span><text:span text:style-name="T1">-</text:span><text:span text:style-name="T2">杨航</text:span><text:span text:style-name="T1">025-116","type":0},{"uin":557137673,"markname":"</text:span><text:span text:style-name="T2">虞思皓</text:span><text:span text:style-name="T1">","type":0},{"uin":2694880204,"markname":"</text:span><text:span text:style-name="T2">地信制图江燕桦</text:span><text:span text:style-name="T1">","type":0},{"uin":2496045888,"markname":"</text:span><text:span text:style-name="T2">啊蒋</text:span><text:span text:style-name="T1">","type":0},{"uin":503024004,"markname":"</text:span><text:span text:style-name="T2">王玥瑶</text:span><text:span text:style-name="T1">","type":0},{"uin":872796548,"markname":" </text:span><text:span text:style-name="T2">冼蕾</text:span><text:span text:style-name="T1">","type":0},{"uin":423615412,"markname":"</text:span><text:span text:style-name="T2">潘泓江</text:span><text:span text:style-name="T1">","type":0},{"uin":3059888435,"markname":"</text:span><text:span text:style-name="T2">董霖明</text:span><text:span text:style-name="T1">","type":0},{"uin":3783015922,"markname":"</text:span><text:span text:style-name="T2">董富瑞</text:span><text:span text:style-name="T1">","type":0},{"uin":4081762853,"markname":"15-</text:span><text:span text:style-name="T2">地信</text:span><text:span text:style-name="T1">-</text:span><text:span text:style-name="T2">武景岳</text:span><text:span text:style-name="T1">","type":0},{"uin":953196783,"markname":"</text:span><text:span text:style-name="T2">邱闲</text:span><text:span text:style-name="T1">","type":0},{"uin":994577360,"markname":"</text:span><text:span text:style-name="T2">陈刘云</text:span><text:span text:style-name="T1">","type":0},{"uin":1193299925,"markname":"</text:span><text:span text:style-name="T2">略懂</text:span><text:span text:style-name="T1">-</text:span><text:span text:style-name="T2">康雨豪</text:span><text:span text:style-name="T1">","type":0},{"uin":2540143575,"markname":"</text:span><text:span text:style-name="T2">董鑫明</text:span><text:span text:style-name="T1">","type":0},{"uin":3827644828,"markname":"N≡N","type":0},{"uin":24371531,"markname":"</text:span><text:span text:style-name="T2">廖频</text:span><text:span text:style-name="T1">","type":0},{"uin":1838484033,"markname":"15-</text:span><text:span text:style-name="T2">地信</text:span><text:span text:style-name="T1">-</text:span><text:span text:style-name="T2">张慧</text:span><text:span text:style-name="T1">","type":0},{"uin":742731984,"markname":"</text:span><text:span text:style-name="T2">副社长李青云</text:span><text:span text:style-name="T1">","type":0},{"uin":3745815829,"markname":"</text:span><text:span text:style-name="T2">黎明兵</text:span><text:span text:style-name="T1">","type":0},{"uin":2012332422,"markname":"</text:span><text:span text:style-name="T2">潘俊霖</text:span><text:span text:style-name="T1">","type":0},{"uin":3047749658,"markname":"</text:span><text:span text:style-name="T2">董刚玉</text:span><text:span text:style-name="T1">","type":0},{"uin":3556411222,"markname":"</text:span><text:span text:style-name="T2">岑祚保</text:span><text:span text:style-name="T1">","type":0},{"uin":2701913422,"markname":"</text:span><text:span text:style-name="T2">冯月的</text:span><text:span text:style-name="T1">mam","type":0},{"uin":846741097,"markname":"</text:span><text:span text:style-name="T2">大姑姑</text:span><text:span text:style-name="T1">","type":0},{"uin":3679184373,"markname":"</text:span><text:span text:style-name="T2">冯玉乾</text:span><text:span text:style-name="T1">","type":0},{"uin":2201253718,"markname":"14</text:span><text:span text:style-name="T2">柳高徐汐</text:span><text:span text:style-name="T1">","type":0},{"uin":368944306,"markname":"</text:span><text:span text:style-name="T2">蒋跃兰</text:span><text:span text:style-name="T1">","type":0},{"uin":1355657380,"markname":"</text:span><text:span text:style-name="T2">学姐</text:span><text:span text:style-name="T1">14</text:span><text:span text:style-name="T2">号兰志娴</text:span><text:span text:style-name="T1">","type":0},{"uin":2314820738,"markname":"</text:span><text:span text:style-name="T2">李希靖</text:span><text:span text:style-name="T1">","type":0},{"uin":2523780541,"markname":"</text:span><text:span text:style-name="T2">李慧雯</text:span><text:span text:style-name="T1">","type":0},{"uin":1967295926,"markname":"</text:span><text:span text:style-name="T2">韦静茜</text:span><text:span text:style-name="T1">","type":0},{"uin":3025752515,"markname":"</text:span><text:span text:style-name="T2">谭济莎</text:span><text:span text:style-name="T1">","type":0},{"uin":2972743509,"markname":"</text:span><text:span text:style-name="T2">张强</text:span><text:span text:style-name="T1">","type":0},{"uin":672544641,"markname":"14-</text:span><text:span text:style-name="T2">地信</text:span><text:span text:style-name="T1">-</text:span><text:span text:style-name="T2">李郑宇</text:span><text:span text:style-name="T1">","type":0},{"uin":870121305,"markname":"</text:span><text:span text:style-name="T2">黎俊麟</text:span><text:span text:style-name="T1">","type":0},{"uin":103862768,"markname":"</text:span><text:span text:style-name="T2">邱俊源</text:span><text:span text:style-name="T1">","type":0},{"uin":2204872800,"markname":"</text:span><text:span text:style-name="T2">邓荻琛</text:span><text:span text:style-name="T1">","type":0},{"uin":2664429340,"markname":"</text:span><text:span text:style-name="T2">林楚莹</text:span><text:span text:style-name="T1">","type":0},{"uin":422325932,"markname":"</text:span><text:span text:style-name="T2">惠紫卿</text:span><text:span text:style-name="T1">","type":0},{"uin":3712918149,"markname":"</text:span><text:span text:style-name="T2">梁翀</text:span><text:span text:style-name="T1">","type":0},{"uin":1078311989,"markname":"</text:span><text:span text:style-name="T2">黄柳君</text:span><text:span text:style-name="T1">","type":0},{"uin":3684174950,"markname":" </text:span><text:span text:style-name="T2">朱思娜</text:span><text:span text:style-name="T1">","type":0},{"uin":3094356795,"markname":"</text:span><text:span text:style-name="T2">谢煜晨</text:span><text:span text:style-name="T1">","type":0},{"uin":1661527163,"markname":"</text:span><text:span text:style-name="T2">豪弟</text:span><text:span text:style-name="T1">","type":0},{"uin":2423761838,"markname":"</text:span><text:span text:style-name="T2">黄振旸</text:span><text:span text:style-name="T1">","type":0},{"uin":454094870,"markname":"</text:span><text:span text:style-name="T2">何晓辉</text:span><text:span text:style-name="T1">","type":0},{"uin":2529801540,"markname":"</text:span><text:span text:style-name="T2">黄晨</text:span><text:span text:style-name="T1">","type":0},{"uin":4141049519,"markname":"</text:span><text:span text:style-name="T2">张灵玉</text:span><text:span text:style-name="T1">","type":0},{"uin":2283606403,"markname":"</text:span><text:span text:style-name="T2">妹</text:span><text:span text:style-name="T1">","type":0},{"uin":2065586646,"markname":"</text:span><text:span text:style-name="T2">陈俪萱</text:span><text:span text:style-name="T1">","type":0},{"uin":3851402153,"markname":"</text:span><text:span text:style-name="T2">于春堃</text:span><text:span text:style-name="T1">","type":0},{"uin":3277047291,"markname":" </text:span><text:span text:style-name="T2">地信</text:span><text:span text:style-name="T1">3</text:span><text:span text:style-name="T2">班</text:span><text:span text:style-name="T1"><text:s/></text:span><text:span text:style-name="T2">朱正</text:span><text:span text:style-name="T1">","type":0},{"uin":1936321019,"markname":"</text:span><text:span text:style-name="T2">吴凌</text:span><text:span text:style-name="T1">","type":0},{"uin":4235856648,"markname":"</text:span><text:span text:style-name="T2">许艺龄</text:span><text:span text:style-name="T1">","type":0},{"uin":3076685576,"markname":"</text:span><text:span text:style-name="T2">邱昱</text:span><text:span text:style-name="T1">","type":0},{"uin":1316903305,"markname":"</text:span><text:span text:style-name="T2">严焱</text:span><text:span text:style-name="T1">","type":0},{"uin":4195509427,"markname":"</text:span><text:span text:style-name="T2">遥感陈江媛</text:span><text:span text:style-name="T1">","type":0},{"uin":3044831726,"markname":"</text:span><text:span text:style-name="T2">邓沂昕</text:span><text:span text:style-name="T1">","type":0},{"uin":820228441,"markname":"</text:span><text:span text:style-name="T2">李浩玮</text:span><text:span text:style-name="T1">","type":0},{"uin":3386157348,"markname":"</text:span><text:span text:style-name="T2">蒋晓君</text:span><text:span text:style-name="T1">","type":0},{"uin":531222214,"markname":"</text:span><text:span text:style-name="T2">韦德力</text:span><text:span text:style-name="T1">","type":0},{"uin":2642720843,"markname":"</text:span><text:span text:style-name="T2">覃思琦</text:span><text:span text:style-name="T1">","type":0},{"uin":3659999570,"markname":"</text:span><text:span text:style-name="T2">卢芳安</text:span><text:span text:style-name="T1">","type":0},{"uin":54246419,"markname":"</text:span><text:span text:style-name="T2">覃丽冰</text:span><text:span text:style-name="T1">","type":0},{"uin":4260761366,"markname":"</text:span><text:span text:style-name="T2">罗静</text:span><text:span text:style-name="T1">","type":0},{"uin":3297378557,"markname":"</text:span><text:span text:style-name="T2">周鹏祥</text:span><text:span text:style-name="T1">","type":0},{"uin":4268887161,"markname":"15-</text:span><text:span text:style-name="T2">资环</text:span><text:span text:style-name="T1">-</text:span><text:span text:style-name="T2">慕航</text:span><text:span text:style-name="T1">116","type":0},{"uin":1633070284,"markname":"</text:span><text:span text:style-name="T2">社会学</text:span><text:span text:style-name="T1"><text:s/></text:span><text:span text:style-name="T2">叶佳韵</text:span><text:span text:style-name="T1">","type":0},{"uin":541297462,"markname":"</text:span><text:span text:style-name="T2">刘宇森</text:span><text:span text:style-name="T1">","type":0},{"uin":3866683781,"markname":"</text:span><text:span text:style-name="T2">莫丹琳</text:span><text:span text:style-name="T1">","type":0},{"uin":3149378299,"markname":"</text:span><text:span text:style-name="T2">林瑶</text:span><text:span text:style-name="T1">","type":0},{"uin":358662936,"markname":"</text:span><text:span text:style-name="T2">梁国芳</text:span><text:span text:style-name="T1">","type":0},{"uin":473553330,"markname":"</text:span><text:span text:style-name="T2">胡琦</text:span><text:span text:style-name="T1">","type":0},{"uin":2077016718,"markname":"</text:span><text:span text:style-name="T2">刘科龙</text:span><text:span text:style-name="T1">","type":0},{"uin":1738680229,"markname":"</text:span><text:span text:style-name="T2">写作部：张慧敏</text:span><text:span text:style-name="T1">","type":0},{"uin":2253793653,"markname":"</text:span><text:span text:style-name="T2">李梦洁</text:span><text:span text:style-name="T1">","type":0},{"uin":2037083134,"markname":"</text:span><text:span text:style-name="T2">梁舒</text:span><text:span text:style-name="T1">","type":0},{"uin":820429602,"markname":"</text:span><text:span text:style-name="T2">金逸陶</text:span><text:span text:style-name="T1">","type":0},{"uin":1019040402,"markname":"</text:span><text:span text:style-name="T2">产品组</text:span><text:span text:style-name="T1"><text:s/></text:span><text:span text:style-name="T2">李耳冉</text:span><text:span text:style-name="T1">","type":0},{"uin":2493090829,"markname":"</text:span><text:span text:style-name="T2">董秀珍</text:span><text:span text:style-name="T1">","type":0},{"uin":2929705342,"markname":"</text:span><text:span text:style-name="T2">恒星</text:span><text:span text:style-name="T1">","type":0},{"uin":460677229,"markname":"</text:span><text:span text:style-name="T2">陶建宁</text:span><text:span text:style-name="T1">","type":0},{"uin":3455013325,"markname":"</text:span><text:span text:style-name="T2">钟瑞彬</text:span><text:span text:style-name="T1">","type":0},{"uin":2850645815,"markname":"</text:span><text:span text:style-name="T2">钟奋忠</text:span><text:span text:style-name="T1">","type":0},{"uin":3277943363,"markname":"</text:span><text:span text:style-name="T2">钟杭利</text:span><text:span text:style-name="T1">","type":0},{"uin":680821533,"markname":"</text:span><text:span text:style-name="T2">欧婷</text:span><text:span text:style-name="T1">","type":0},{"uin":2568018606,"markname":"</text:span><text:span text:style-name="T2">陈日红</text:span><text:span text:style-name="T1">","type":0},{"uin":3793664627,"markname":"</text:span><text:span text:style-name="T2">陶玉华</text:span><text:span text:style-name="T1">","type":0},{"uin":1190783551,"markname":"</text:span><text:span text:style-name="T2">钟奋忠</text:span><text:span text:style-name="T1">","type":0},{"uin":2066798362,"markname":"</text:span><text:span text:style-name="T2">程家伟</text:span><text:span text:style-name="T1">","type":0},{"uin":91356596,"markname":" <text:s/></text:span><text:span text:style-name="T2">覃邡蘇</text:span><text:span text:style-name="T1">","type":0},{"uin":4095632478,"markname":"</text:span><text:span text:style-name="T2">宣传部：卿宁</text:span><text:span text:style-name="T1">","type":0},{"uin":1733302369,"markname":"</text:span><text:span text:style-name="T2">程榜昇</text:span><text:span text:style-name="T1">","type":0},{"uin":2792243439,"markname":"</text:span><text:span text:style-name="T2">中文</text:span><text:span text:style-name="T1">-</text:span><text:span text:style-name="T2">李雯</text:span><text:span text:style-name="T1">","type":0},{"uin":4005201857,"markname":"</text:span><text:span text:style-name="T2">人事部；植成园</text:span><text:span text:style-name="T1">","type":0},{"uin":3262958785,"markname":"</text:span><text:span text:style-name="T2">何清</text:span><text:span text:style-name="T1">","type":0},{"uin":3654423141,"markname":"</text:span><text:span text:style-name="T2">雷超然</text:span><text:span text:style-name="T1">","type":0},{"uin":3343422046,"markname":"</text:span><text:span text:style-name="T2">吕剑伦</text:span><text:span text:style-name="T1">","type":0},{"uin":1577047633,"markname":"</text:span><text:span text:style-name="T2">李阳</text:span><text:span text:style-name="T1">","type":0},{"uin":49380132,"markname":"</text:span><text:span text:style-name="T2">容叶枫</text:span><text:span text:style-name="T1">","type":0},{"uin":3720171744,"markname":"</text:span><text:span text:style-name="T2">黄怡</text:span><text:span text:style-name="T1">","type":0},{"uin":3284866365,"markname":"</text:span><text:span text:style-name="T2">谢佳秀</text:span><text:span text:style-name="T1">","type":0},{"uin":671367841,"markname":"</text:span><text:span text:style-name="T2">贾哲铖</text:span><text:span text:style-name="T1">","type":0},{"uin":4246366141,"markname":"</text:span><text:span text:style-name="T2">编辑部</text:span><text:span text:style-name="T1">:</text:span><text:span text:style-name="T2">麦素娇</text:span><text:span text:style-name="T1">","type":0},{"uin":1269370612,"markname":"</text:span><text:span text:style-name="T2">杨懿</text:span><text:span text:style-name="T1">","type":0},{"uin":777581083,"markname":"</text:span><text:span text:style-name="T2">小姑姑</text:span><text:span text:style-name="T1">","type":0},{"uin":3474328382,"markname":"</text:span><text:span text:style-name="T2">黄芃曦</text:span><text:span text:style-name="T1">","type":0},{"uin":2214464719,"markname":"</text:span><text:span text:style-name="T2">何梓妍</text:span><text:span text:style-name="T1">","type":0},{"uin":1113654174,"markname":"</text:span><text:span text:style-name="T2">金星</text:span><text:span text:style-name="T1">","type":0},{"uin":1924991718,"markname":"</text:span><text:span text:style-name="T2">杨钦</text:span><text:span text:style-name="T1">","type":0},{"uin":1646577952,"markname":"</text:span><text:span text:style-name="T2">美编部：郑世龙</text:span><text:span text:style-name="T1">","type":0},{"uin":4195594865,"markname":"</text:span><text:span text:style-name="T2">陈施旅</text:span><text:span text:style-name="T1">","type":0},{"uin":1529899454,"markname":"</text:span><text:span text:style-name="T2">潘秋连</text:span><text:span text:style-name="T1">","type":0},{"uin":1431876177,"markname":"</text:span><text:span text:style-name="T2">钟云萍</text:span><text:span text:style-name="T1">","type":0},{"uin":2513566115,"markname":"</text:span><text:span text:style-name="T2">苏群超</text:span><text:span text:style-name="T1">","type":0},{"uin":4250322215,"markname":"</text:span><text:span text:style-name="T2">梁帆</text:span><text:span text:style-name="T1">","type":0},{"uin":4161153221,"markname":"</text:span><text:span text:style-name="T2">董耕</text:span><text:span text:style-name="T1">","type":0},{"uin":1797296198,"markname":"</text:span><text:span text:style-name="T2">柳高唐小宇</text:span><text:span text:style-name="T1">","type":0},{"uin":2803488946,"markname":"</text:span><text:span text:style-name="T2">冼雪连</text:span><text:span text:style-name="T1">","type":0},{"uin":202682191,"markname":"</text:span><text:span text:style-name="T2">李红</text:span><text:span text:style-name="T1">","type":0},{"uin":2023888221,"markname":"</text:span><text:span text:style-name="T2">霍坤</text:span><text:span text:style-name="T1">","type":0},{"uin":2965573691,"markname":"15 </text:span><text:span text:style-name="T2">地信</text:span><text:span text:style-name="T1"><text:s/></text:span><text:span text:style-name="T2">葛晖</text:span><text:span text:style-name="T1">","type":0},{"uin":2026599701,"markname":"</text:span><text:span text:style-name="T2">舅娘</text:span><text:span text:style-name="T1">","type":0},{"uin":432864289,"markname":"</text:span><text:span text:style-name="T2">庄舒麟</text:span><text:span text:style-name="T1">","type":0},{"uin":1648979348,"markname":"16-</text:span><text:span text:style-name="T2">河南</text:span><text:span text:style-name="T1">-</text:span><text:span text:style-name="T2">赵紫远</text:span><text:span text:style-name="T1">","type":0},{"uin":2030730295,"markname":"</text:span><text:span text:style-name="T2">二龙</text:span><text:span text:style-name="T1">","type":0},{"uin":1527649067,"markname":"</text:span><text:span text:style-name="T2">梁大润</text:span><text:span text:style-name="T1">","type":0},{"uin":1073838877,"markname":"</text:span><text:span text:style-name="T2">黄思宁</text:span><text:span text:style-name="T1">","type":0},{"uin":3672791053,"markname":"</text:span><text:span text:style-name="T2">体育部陈芳奇</text:span><text:span text:style-name="T1">","type":0},{"uin":805894474,"markname":"</text:span><text:span text:style-name="T2">王廷宇</text:span><text:span text:style-name="T1">720","type":0},{"uin":1785828017,"markname":"</text:span><text:span text:style-name="T2">潘科宇</text:span><text:span text:style-name="T1">","type":0},{"uin":2353957540,"markname":"</text:span><text:span text:style-name="T2">王燕</text:span><text:span text:style-name="T1">","type":0},{"uin":2801910081,"markname":"</text:span><text:span text:style-name="T2">钟昕</text:span><text:span text:style-name="T1">","type":0},{"uin":592945054,"markname":"</text:span><text:span text:style-name="T2">杨瑞强</text:span><text:span text:style-name="T1">(</text:span><text:span text:style-name="T2">十六届</text:span><text:span text:style-name="T1">)","type":0},{"uin":1156411021,"markname":"</text:span><text:span text:style-name="T2">地信</text:span><text:span text:style-name="T1">4</text:span><text:span text:style-name="T2">班</text:span><text:span text:style-name="T1"><text:s/></text:span><text:span text:style-name="T2">王梦雪</text:span><text:span text:style-name="T1">","type":0},{"uin":1274049440,"markname":"</text:span><text:span text:style-name="T2">谢孟宁</text:span><text:span text:style-name="T1">","type":0},{"uin":2567874074,"markname":"</text:span><text:span text:style-name="T2">黎丽莉</text:span><text:span text:style-name="T1">","type":0},{"uin":2724574832,"markname":"</text:span><text:span text:style-name="T2">邱靖茜</text:span><text:span text:style-name="T1">","type":0},{"uin":3378219673,"markname":"</text:span><text:span text:style-name="T2">廖恢鹏</text:span><text:span text:style-name="T1">","type":0},{"uin":3068907758,"markname":"</text:span><text:span text:style-name="T2">钟秀兰</text:span><text:span text:style-name="T1">","type":0},{"uin":1225739776,"markname":"</text:span><text:span text:style-name="T2">邹雅静</text:span><text:span text:style-name="T1">","type":0},{"uin":1604813308,"markname":"</text:span><text:span text:style-name="T2">罗新芸</text:span><text:span text:style-name="T1">","type":0},{"uin":2978030534,"markname":"</text:span><text:span text:style-name="T2">学委</text:span><text:span text:style-name="T1">","type":0},{"uin":3517813898,"markname":"</text:span><text:span text:style-name="T2">陈卓婷</text:span><text:span text:style-name="T1">","type":0},{"uin":3949277109,"markname":"</text:span><text:span text:style-name="T2">卢阳</text:span><text:span text:style-name="T1">","type":0},{"uin":3312439941,"markname":"</text:span><text:span text:style-name="T2">周福强</text:span><text:span text:style-name="T1">","type":0},{"uin":2769104677,"markname":"</text:span><text:span text:style-name="T2">潘鸿</text:span><text:span text:style-name="T1">","type":0},{"uin":4091629637,"markname":"</text:span><text:span text:style-name="T2">记者部：吴霞</text:span><text:span text:style-name="T1">","type":0},{"uin":2494987136,"markname":"</text:span><text:span text:style-name="T2">董荷晨</text:span><text:span text:style-name="T1">","type":0},{"uin":3820709586,"markname":"15-</text:span><text:span text:style-name="T2">资环</text:span><text:span text:style-name="T1">-</text:span><text:span text:style-name="T2">何义国</text:span><text:span text:style-name="T1">","type":0},{"uin":1223429696,"markname":"</text:span><text:span text:style-name="T2">覃思琦</text:span><text:span text:style-name="T1">","type":0},{"uin":3163067334,"markname":"15—</text:span><text:span text:style-name="T2">资环</text:span><text:span text:style-name="T1">—</text:span><text:span text:style-name="T2">冷晔衡</text:span><text:span text:style-name="T1">0","type":0},{"uin":1440948937,"markname":"</text:span><text:span text:style-name="T2">卢梁</text:span><text:span text:style-name="T1">","type":0},{"uin":4106038376,"markname":"</text:span><text:span text:style-name="T2">记者部：杨春玉</text:span><text:span text:style-name="T1">","type":0},{"uin":4213490044,"markname":"16</text:span><text:span text:style-name="T2">广西石珊珊</text:span><text:span text:style-name="T1">","type":0},{"uin":104731760,"markname":"</text:span><text:span text:style-name="T2">钟玲</text:span><text:span text:style-name="T1">","type":0},{"uin":1378558763,"markname":"</text:span><text:span text:style-name="T2">王毓江</text:span><text:span text:style-name="T1">","type":0},{"uin":1716309025,"markname":"</text:span><text:span text:style-name="T2">编辑部钟薇</text:span><text:span text:style-name="T1">","type":0},{"uin":2577553388,"markname":"</text:span><text:span text:style-name="T2">岑静萍</text:span><text:span text:style-name="T1">","type":0},{"uin":2113477161,"markname":"</text:span><text:span text:style-name="T2">陈</text:span><text:span text:style-name="T1">...","type":0},{"uin":763811300,"markname":"</text:span><text:span text:style-name="T2">董小琴</text:span><text:span text:style-name="T1">","type":0},{"uin":1277261631,"markname":"</text:span><text:span text:style-name="T2">钟晓虹</text:span><text:span text:style-name="T1">","type":0},{"uin":1156618760,"markname":"</text:span><text:span text:style-name="T2">程鹏</text:span><text:span text:style-name="T1">","type":0},{"uin":1538845058,"markname":" </text:span><text:span text:style-name="T2">黄蔼蓉</text:span><text:span text:style-name="T1">","type":0},{"uin":3817764977,"markname":"</text:span><text:span text:style-name="T2">陶啊莲</text:span><text:span text:style-name="T1">","type":0},{"uin":4095309896,"markname":"</text:span><text:span text:style-name="T2">钟京怡</text:span><text:span text:style-name="T1">","type":0},{"uin":4189826169,"markname":"</text:span><text:span text:style-name="T2">廖绪彬</text:span><text:span text:style-name="T1">","type":0},{"uin":2210825551,"markname":"</text:span><text:span text:style-name="T2">董翠莲</text:span><text:span text:style-name="T1">","type":0},{"uin":1852029622,"markname":"</text:span><text:span text:style-name="T2">陶善豪</text:span><text:span text:style-name="T1">","type":0},{"uin":365713189,"markname":"15-</text:span><text:span text:style-name="T2">地信</text:span><text:span text:style-name="T1">-</text:span><text:span text:style-name="T2">吴林颖</text:span><text:span text:style-name="T1">-126-","type":0},{"uin":3806751814,"markname":"</text:span><text:span text:style-name="T2">潘新会</text:span><text:span text:style-name="T1">","type":0},{"uin":861491298,"markname":"</text:span><text:span text:style-name="T2">赵妈</text:span><text:span text:style-name="T1">","type":0},{"uin":1097773474,"markname":"</text:span><text:span text:style-name="T2">潘任安</text:span><text:span text:style-name="T1">","type":0},{"uin":1570744274,"markname":"15-</text:span><text:span text:style-name="T2">地信</text:span><text:span text:style-name="T1">-</text:span><text:span text:style-name="T2">段雨希</text:span><text:span text:style-name="T1">-130-","type":0},{"uin":4256126939,"markname":"</text:span><text:span text:style-name="T2">陶兴花</text:span><text:span text:style-name="T1">","type":0},{"uin":3350965508,"markname":"</text:span><text:span text:style-name="T2">刘佳佳</text:span><text:span text:style-name="T1">","type":0},{"uin":950237266,"markname":"</text:span><text:span text:style-name="T2">人事部：杨华华</text:span><text:span text:style-name="T1">","type":0},{"uin":1441627253,"markname":"</text:span><text:span text:style-name="T2">编辑部：李浩</text:span><text:span text:style-name="T1">","type":0},{"uin":687799544,"markname":"</text:span><text:span text:style-name="T2">潘绍玉</text:span><text:span text:style-name="T1">","type":0},{"uin":27297742,"markname":"</text:span><text:span text:style-name="T2">一中吧那个理科渣</text:span><text:span text:style-name="T1">","type":0},{"uin":1928697133,"markname":"</text:span><text:span text:style-name="T2">钟明峰</text:span><text:span text:style-name="T1">","type":0},{"uin":308911789,"markname":"</text:span><text:span text:style-name="T2">廖倍仪</text:span><text:span text:style-name="T1">","type":0},{"uin":1561562393,"markname":"</text:span><text:span text:style-name="T2">陆裕富</text:span><text:span text:style-name="T1">","type":0},{"uin":274465593,"markname":"</text:span><text:span text:style-name="T2">徐小妹</text:span><text:span text:style-name="T1">","type":0},{"uin":214623348,"markname":"</text:span><text:span text:style-name="T2">廖春</text:span><text:span text:style-name="T1">","type":0},{"uin":3371971021,"markname":"</text:span><text:span text:style-name="T2">董榕叶</text:span><text:span text:style-name="T1">","type":0},{"uin":2718128011,"markname":"</text:span><text:span text:style-name="T2">周明裕</text:span><text:span text:style-name="T1">","type":0},{"uin":785644274,"markname":"</text:span><text:span text:style-name="T2">毛辉</text:span><text:span text:style-name="T1">","type":0},{"uin":3877792724,"markname":"</text:span><text:span text:style-name="T2">董连娇</text:span><text:span text:style-name="T1">","type":0},{"uin":1645723024,"markname":"</text:span><text:span text:style-name="T2">刘钰杰</text:span><text:span text:style-name="T1">","type":0},{"uin":1695307879,"markname":"</text:span><text:span text:style-name="T2">杨扬</text:span><text:span text:style-name="T1">","type":0},{"uin":793715980,"markname":"</text:span><text:span text:style-name="T2">钟婷茹</text:span><text:span text:style-name="T1">","type":0},{"uin":686188473,"markname":"</text:span><text:span text:style-name="T2">简文韵</text:span><text:span text:style-name="T1">","type":0},{"uin":4106253649,"markname":"</text:span><text:span text:style-name="T2">陈杏芳</text:span><text:span text:style-name="T1">","type":0},{"uin":2899526214,"markname":"</text:span><text:span text:style-name="T2">潘丽丽</text:span><text:span text:style-name="T1">","type":0},{"uin":1110137406,"markname":"</text:span><text:span text:style-name="T2">董子健</text:span><text:span text:style-name="T1">","type":0},{"uin":2580704359,"markname":"</text:span><text:span text:style-name="T2">谢丽轩</text:span><text:span text:style-name="T1">","type":0},{"uin":2050968098,"markname":"</text:span><text:span text:style-name="T2">刘懿</text:span><text:span text:style-name="T1">","type":0},{"uin":627799510,"markname":"</text:span><text:span text:style-name="T2">朱茵</text:span><text:span text:style-name="T1">","type":0},{"uin":799614558,"markname":"</text:span><text:span text:style-name="T2">汪</text:span><text:span text:style-name="T1">","type":0},{"uin":1133013151,"markname":"</text:span><text:span text:style-name="T2">温晴</text:span><text:span text:style-name="T1">","type":0},{"uin":1934469538,"markname":"</text:span><text:span text:style-name="T2">何家慧</text:span><text:span text:style-name="T1">","type":0},{"uin":2806771956,"markname":"</text:span><text:span text:style-name="T2">李华</text:span><text:span text:style-name="T1">","type":0},{"uin":4051144137,"markname":"</text:span><text:span text:style-name="T2">骆俊地</text:span><text:span text:style-name="T1">","type":0},{"uin":1758883317,"markname":"</text:span><text:span text:style-name="T2">李逢欲</text:span><text:span text:style-name="T1">","type":0},{"uin":1966274612,"markname":"</text:span><text:span text:style-name="T2">纪煜杰</text:span><text:span text:style-name="T1">","type":0},{"uin":2112703993,"markname":"</text:span><text:span text:style-name="T2">陈玲</text:span><text:span text:style-name="T1">","type":0},{"uin":602181312,"markname":"</text:span><text:span text:style-name="T2">谢易秀</text:span><text:span text:style-name="T1">","type":0},{"uin":2512670497,"markname":"</text:span><text:span text:style-name="T2">覃芳秀</text:span><text:span text:style-name="T1">","type":0},{"uin":1917702288,"markname":"</text:span><text:span text:style-name="T2">钟易均</text:span><text:span text:style-name="T1">","type":0},{"uin":3708862873,"markname":"QQ","type":0},{"uin":249442008,"markname":"</text:span><text:span text:style-name="T2">植呈园</text:span><text:span text:style-name="T1">","type":0},{"uin":1833509900,"markname":"</text:span><text:span text:style-name="T2">刘凯妮</text:span><text:span text:style-name="T1">","type":0},{"uin":887594263,"markname":"</text:span><text:span text:style-name="T2">张佳楠</text:span><text:span text:style-name="T1">-</text:span><text:span text:style-name="T2">地四</text:span><text:span text:style-name="T1">","type":0},{"uin":766497619,"markname":"</text:span><text:span text:style-name="T2">唐绪富</text:span><text:span text:style-name="T1">","type":0},{"uin":2638781884,"markname":"</text:span><text:span text:style-name="T2">邓贤平</text:span><text:span text:style-name="T1">","type":0},{"uin":3085155043,"markname":"</text:span><text:span text:style-name="T2">马思</text:span><text:span text:style-name="T1">","type":0},{"uin":3758830631,"markname":"</text:span><text:span text:style-name="T2">陈雪</text:span><text:span text:style-name="T1">","type":0},{"uin":4176151438,"markname":"</text:span><text:span text:style-name="T2">刘燕</text:span><text:span text:style-name="T1">","type":0},{"uin":3510012239,"markname":"</text:span><text:span text:style-name="T2">莫求莲</text:span><text:span text:style-name="T1">","type":0},{"uin":4193103269,"markname":"</text:span><text:span text:style-name="T2">赵海莲</text:span><text:span text:style-name="T1">","type":0},{"uin":2377771958,"markname":"</text:span><text:span text:style-name="T2">罗丽珍</text:span><text:span text:style-name="T1">","type":0},{"uin":1726221749,"markname":"13</text:span><text:span text:style-name="T2">贺州张义立</text:span><text:span text:style-name="T1">","type":0},{"uin":3004507308,"markname":"</text:span><text:span text:style-name="T2">钟小英</text:span><text:span text:style-name="T1">","type":0},{"uin":1824214288,"markname":"</text:span><text:span text:style-name="T2">欧艳英</text:span><text:span text:style-name="T1">","type":0},{"uin":320664662,"markname":"</text:span><text:span text:style-name="T2">李玉娟</text:span><text:span text:style-name="T1">","type":0},{"uin":3762129043,"markname":"</text:span><text:span text:style-name="T2">肥兆</text:span><text:span text:style-name="T1">","type":0},{"uin":2417659070,"markname":"</text:span><text:span text:style-name="T2">柳高覃超</text:span><text:span text:style-name="T1">","type":0},{"uin":1630280990,"markname":"</text:span><text:span text:style-name="T2">陆鑫</text:span><text:span text:style-name="T1">","type":0},{"uin":3053634866,"markname":"</text:span><text:span text:style-name="T2">莫艳</text:span><text:span text:style-name="T1">","type":0},{"uin":1383364091,"markname":"</text:span><text:span text:style-name="T2">张曼丽</text:span><text:span text:style-name="T1">","type":0},{"uin":948901744,"markname":"</text:span><text:span text:style-name="T2">陶善豪</text:span><text:span text:style-name="T1">","type":0},{"uin":452606520,"markname":"</text:span><text:span text:style-name="T2">刘思萍</text:span><text:span text:style-name="T1">","type":0},{"uin":1430148815,"markname":"</text:span><text:span text:style-name="T2">地信</text:span><text:span text:style-name="T1">3</text:span><text:span text:style-name="T2">班</text:span><text:span text:style-name="T1"><text:s/></text:span><text:span text:style-name="T2">刘晓奎</text:span><text:span text:style-name="T1">","type":0},{"uin":2361233545,"markname":"</text:span><text:span text:style-name="T2">廖心华</text:span><text:span text:style-name="T1">","type":0},{"uin":2514390106,"markname":"</text:span><text:span text:style-name="T2">莫传键</text:span><text:span text:style-name="T1">","type":0},{"uin":3212298566,"markname":"14-</text:span><text:span text:style-name="T2">地信</text:span><text:span text:style-name="T1">-</text:span><text:span text:style-name="T2">郁婷婷</text:span><text:span text:style-name="T1">","type":0},{"uin":1180436080,"markname":"</text:span><text:span text:style-name="T2">物院微电刘森</text:span><text:span text:style-name="T1">","type":0},{"uin":620934961,"markname":"</text:span><text:span text:style-name="T2">一中那个理科</text:span><text:span text:style-name="T1">","type":0},{"uin":1453307694,"markname":"16 </text:span><text:span text:style-name="T2">经管</text:span><text:span text:style-name="T1"><text:s/></text:span><text:span text:style-name="T2">章千</text:span><text:span text:style-name="T1">","type":0},{"uin":4186464775,"markname":"</text:span><text:span text:style-name="T2">元旦同学</text:span><text:span text:style-name="T1">","type":0},{"uin":1742243536,"markname":"</text:span><text:span text:style-name="T2">焦明捷</text:span><text:span text:style-name="T1">","type":0}],"categories":[{"index":0,"sort":2,"name":"none"},{"index":1,"sort":4,"name":"primary"},{"index":2,"sort":10,"name":"friend"},{"index":3,"sort":13,"name":"Relationship"},{"index":4,"sort":6,"name":"Middle"},{"index":5,"sort":19,"name":"another"},{"index":6,"sort":12,"name":"literature 2"},{"index":7,"sort":1,"name":""},{"index":8,"sort":9,"name":"master"},{"index":9,"sort":5,"name":" senior 1"},{"index":10,"sort":11,"name":"literature 1"},{"index":11,"sort":20,"name":"</text:span><text:span text:style-name="T2">封权限</text:span><text:span text:style-name="T1">"},{"index":12,"sort":3,"name":"</text:span><text:span text:style-name="T2">。</text:span><text:span text:style-name="T1">"},{"index":13,"sort":8,"name":"small"},{"index":14,"sort":7,"name":"senior 2"},{"index":15,"sort":14,"name":"again"}],"vipinfo":[{"vip_level":0,"u":2065586646,"is_vip":0},{"vip_level":0,"u":3851402153,"is_vip":0},{"vip_level":0,"u":3277047291,"is_vip":0},{"vip_level":0,"u":1936321019,"is_vip":0},{"vip_level":0,"u":4235856648,"is_vip":0},{"vip_level":0,"u":3076685576,"is_vip":0},{"vip_level":0,"u":1316903305,"is_vip":0},{"vip_level":0,"u":4195509427,"is_vip":0},{"vip_level":0,"u":3044831726,"is_vip":0},{"vip_level":0,"u":820228441,"is_vip":0},{"vip_level":0,"u":3386157348,"is_vip":0},{"vip_level":6,"u":531222214,"is_vip":1},{"vip_level":0,"u":2642720843,"is_vip":0},{"vip_level":0,"u":3659999570,"is_vip":0},{"vip_level":0,"u":54246419,"is_vip":0},{"vip_level":3,"u":4260761366,"is_vip":1},{"vip_level":0,"u":3297378557,"is_vip":0},{"vip_level":1,"u":4268887161,"is_vip":1},{"vip_level":0,"u":1633070284,"is_vip":0},{"vip_level":0,"u":541297462,"is_vip":0},{"vip_level":0,"u":3866683781,"is_vip":0},{"vip_level":5,"u":3149378299,"is_vip":1},{"vip_level":6,"u":358662936,"is_vip":1},{"vip_level":4,"u":473553330,"is_vip":1},{"vip_level":0,"u":2077016718,"is_vip":0},{"vip_level":7,"u":1738680229,"is_vip":1},{"vip_level":0,"u":2253793653,"is_vip":0},{"vip_level":0,"u":2037083134,"is_vip":0},{"vip_level":5,"u":820429602,"is_vip":1},{"vip_level":4,"u":1019040402,"is_vip":1},{"vip_level":0,"u":2493090829,"is_vip":0},{"vip_level":0,"u":2929705342,"is_vip":0},{"vip_level":0,"u":460677229,"is_vip":0},{"vip_level":0,"u":3455013325,"is_vip":0},{"vip_level":0,"u":2850645815,"is_vip":0},{"vip_level":0,"u":3277943363,"is_vip":0},{"vip_level":3,"u":680821533,"is_vip":1},{"vip_level":0,"u":2568018606,"is_vip":0},{"vip_level":0,"u":3793664627,"is_vip":0},{"vip_level":0,"u":1190783551,"is_vip":0},{"vip_level":0,"u":2066798362,"is_vip":0},{"vip_level":0,"u":91356596,"is_vip":0},{"vip_level":1,"u":4095632478,"is_vip":1},{"vip_level":0,"u":1733302369,"is_vip":0},{"vip_level":3,"u":2792243439,"is_vip":1},{"vip_level":0,"u":4005201857,"is_vip":0},{"vip_level":0,"u":3262958785,"is_vip":0},{"vip_level":4,"u":3654423141,"is_vip":1},{"vip_level":0,"u":3343422046,"is_vip":0},{"vip_level":0,"u":1577047633,"is_vip":0},{"vip_level":0,"u":793715980,"is_vip":0},{"vip_level":0,"u":686188473,"is_vip":0},{"vip_level":0,"u":4106253649,"is_vip":0},{"vip_level":0,"u":2899526214,"is_vip":0},{"vip_level":0,"u":1110137406,"is_vip":0},{"vip_level":0,"u":2580704359,"is_vip":0},{"vip_level":0,"u":2050968098,"is_vip":0},{"vip_level":0,"u":627799510,"is_vip":0},{"vip_level":0,"u":799614558,"is_vip":0},{"vip_level":0,"u":1133013151,"is_vip":0},{"vip_level":0,"u":1934469538,"is_vip":0},{"vip_level":0,"u":2806771956,"is_vip":0},{"vip_level":0,"u":4051144137,"is_vip":0},{"vip_level":0,"u":1758883317,"is_vip":0},{"vip_level":0,"u":1966274612,"is_vip":0},{"vip_level":0,"u":2112703993,"is_vip":0},{"vip_level":0,"u":602181312,"is_vip":0},{"vip_level":0,"u":2512670497,"is_vip":0},{"vip_level":0,"u":1917702288,"is_vip":0},{"vip_level":0,"u":3708862873,"is_vip":0},{"vip_level":0,"u":249442008,"is_vip":0},{"vip_level":4,"u":1833509900,"is_vip":1},{"vip_level":0,"u":887594263,"is_vip":0},{"vip_level":0,"u":766497619,"is_vip":0},{"vip_level":0,"u":2638781884,"is_vip":0},{"vip_level":0,"u":3085155043,"is_vip":0},{"vip_level":0,"u":3758830631,"is_vip":0},{"vip_level":0,"u":1323525072,"is_vip":0},{"vip_level":0,"u":4176151438,"is_vip":0},{"vip_level":0,"u":3510012239,"is_vip":0},{"vip_level":0,"u":4193103269,"is_vip":0},{"vip_level":0,"u":4239830383,"is_vip":0},{"vip_level":0,"u":2377771958,"is_vip":0},{"vip_level":3,"u":1726221749,"is_vip":1},{"vip_level":0,"u":2861633915,"is_vip":0},{"vip_level":0,"u":3004507308,"is_vip":0},{"vip_level":0,"u":1824214288,"is_vip":0},{"vip_level":0,"u":320664662,"is_vip":0},{"vip_level":0,"u":3762129043,"is_vip":0},{"vip_level":0,"u":2417659070,"is_vip":0},{"vip_level":0,"u":1630280990,"is_vip":0},{"vip_level":0,"u":3053634866,"is_vip":0},{"vip_level":0,"u":1383364091,"is_vip":0},{"vip_level":0,"u":948901744,"is_vip":0},{"vip_level":0,"u":452606520,"is_vip":0},{"vip_level":0,"u":1430148815,"is_vip":0},{"vip_level":0,"u":2361233545,"is_vip":0},{"vip_level":0,"u":2607342395,"is_vip":0},{"vip_level":0,"u":2514390106,"is_vip":0},{"vip_level":0,"u":3212298566,"is_vip":0},{"vip_level":0,"u":1977672877,"is_vip":0},{"vip_level":0,"u":181332434,"is_vip":0},{"vip_level":0,"u":1088436431,"is_vip":0},{"vip_level":0,"u":941096745,"is_vip":0},{"vip_level":6,"u":1585151611,"is_vip":1},{"vip_level":0,"u":1805276168,"is_vip":0},{"vip_level":0,"u":4096305117,"is_vip":0},{"vip_level":0,"u":286207818,"is_vip":0},{"vip_level":0,"u":1125327405,"is_vip":0},{"vip_level":0,"u":1497473138,"is_vip":0},{"vip_level":0,"u":2739990128,"is_vip":0},{"vip_level":0,"u":1983256516,"is_vip":0},{"vip_level":0,"u":2388335033,"is_vip":0},{"vip_level":0,"u":1147705927,"is_vip":0},{"vip_level":0,"u":2530017767,"is_vip":0},{"vip_level":0,"u":1026406039,"is_vip":0},{"vip_level":3,"u":1375142875,"is_vip":1},{"vip_level":2,"u":741902648,"is_vip":1},{"vip_level":1,"u":4017862415,"is_vip":1},{"vip_level":0,"u":1029088018,"is_vip":0},{"vip_level":0,"u":3264467930,"is_vip":0},{"vip_level":0,"u":1390006806,"is_vip":0},{"vip_level":0,"u":2059604775,"is_vip":0},{"vip_level":5,"u":2039282992,"is_vip":1},{"vip_level":2,"u":1748315047,"is_vip":1},{"vip_level":0,"u":3395792869,"is_vip":0},{"vip_level":0,"u":338614470,"is_vip":0},{"vip_level":0,"u":2291420747,"is_vip":0},{"vip_level":0,"u":3714169466,"is_vip":0},{"vip_level":6,"u":2853954420,"is_vip":1},{"vip_level":0,"u":2028112766,"is_vip":0},{"vip_level":0,"u":3721554358,"is_vip":0},{"vip_level":0,"u":3941231838,"is_vip":0},{"vip_level":0,"u":2887505048,"is_vip":0},{"vip_level":0,"u":2039443837,"is_vip":0},{"vip_level":6,"u":1103178674,"is_vip":1},{"vip_level":0,"u":2213006936,"is_vip":0},{"vip_level":0,"u":3453345269,"is_vip":0},{"vip_level":0,"u":2195235714,"is_vip":0},{"vip_level":0,"u":3367345670,"is_vip":0},{"vip_level":0,"u":3749770206,"is_vip":0},{"vip_level":0,"u":2217980774,"is_vip":0},{"vip_level":0,"u":1768968391,"is_vip":0},{"vip_level":7,"u":3068714852,"is_vip":1},{"vip_level":0,"u":762383890,"is_vip":0},{"vip_level":4,"u":404339376,"is_vip":1},{"vip_level":0,"u":2804606680,"is_vip":0},{"vip_level":0,"u":3340055802,"is_vip":0},{"vip_level":0,"u":173571341,"is_vip":0},{"vip_level":0,"u":3486101389,"is_vip":0},{"vip_level":0,"u":1180436080,"is_vip":0},{"vip_level":0,"u":1453307694,"is_vip":0},{"vip_level":0,"u":1023362171,"is_vip":0},{"vip_level":0,"u":620934961,"is_vip":0},{"vip_level":0,"u":4186464775,"is_vip":0},{"vip_level":0,"u":1742243536,"is_vip":0},{"vip_level":0,"u":3949277109,"is_vip":0},{"vip_level":0,"u":890469545,"is_vip":0},{"vip_level":0,"u":3312439941,"is_vip":0},{"vip_level":0,"u":2769104677,"is_vip":0},{"vip_level":0,"u":4091629637,"is_vip":0},{"vip_level":0,"u":2494987136,"is_vip":0},{"vip_level":0,"u":3820709586,"is_vip":0},{"vip_level":0,"u":1223429696,"is_vip":0},{"vip_level":0,"u":3163067334,"is_vip":0},{"vip_level":5,"u":1440948937,"is_vip":1},{"vip_level":0,"u":4106038376,"is_vip":0},{"vip_level":0,"u":4213490044,"is_vip":0},{"vip_level":0,"u":104731760,"is_vip":0},{"vip_level":0,"u":1378558763,"is_vip":0},{"vip_level":0,"u":1716309025,"is_vip":0},{"vip_level":0,"u":2577553388,"is_vip":0},{"vip_level":0,"u":2113477161,"is_vip":0},{"vip_level":0,"u":763811300,"is_vip":0},{"vip_level":0,"u":1277261631,"is_vip":0},{"vip_level":4,"u":1156618760,"is_vip":1},{"vip_level":0,"u":1538845058,"is_vip":0},{"vip_level":0,"u":3817764977,"is_vip":0},{"vip_level":0,"u":4095309896,"is_vip":0},{"vip_level":0,"u":4189826169,"is_vip":0},{"vip_level":0,"u":2210825551,"is_vip":0},{"vip_level":0,"u":1852029622,"is_vip":0},{"vip_level":0,"u":365713189,"is_vip":0},{"vip_level":0,"u":3806751814,"is_vip":0},{"vip_level":0,"u":861491298,"is_vip":0},{"vip_level":0,"u":1097773474,"is_vip":0},{"vip_level":0,"u":1570744274,"is_vip":0},{"vip_level":0,"u":4256126939,"is_vip":0},{"vip_level":0,"u":3350965508,"is_vip":0},{"vip_level":0,"u":950237266,"is_vip":0},{"vip_level":0,"u":151684000,"is_vip":0},{"vip_level":0,"u":1441627253,"is_vip":0},{"vip_level":0,"u":687799544,"is_vip":0},{"vip_level":0,"u":1772588817,"is_vip":0},{"vip_level":0,"u":27297742,"is_vip":0},{"vip_level":5,"u":1928697133,"is_vip":1},{"vip_level":0,"u":308911789,"is_vip":0},{"vip_level":3,"u":1561562393,"is_vip":1},{"vip_level":0,"u":274465593,"is_vip":0},{"vip_level":0,"u":214623348,"is_vip":0},{"vip_level":3,"u":3371971021,"is_vip":1},{"vip_level":0,"u":2718128011,"is_vip":0},{"vip_level":0,"u":785644274,"is_vip":0},{"vip_level":3,"u":3877792724,"is_vip":1},{"vip_level":0,"u":1645723024,"is_vip":0},{"vip_level":0,"u":1695307879,"is_vip":0},{"vip_level":0,"u":3767128771,"is_vip":0},{"vip_level":0,"u":3684174950,"is_vip":0},{"vip_level":0,"u":3094356795,"is_vip":0},{"vip_level":0,"u":557137673,"is_vip":0},{"vip_level":0,"u":953196783,"is_vip":0},{"vip_level":0,"u":103862768,"is_vip":0},{"vip_level":0,"u":2694880204,"is_vip":0},{"vip_level":0,"u":3679184373,"is_vip":0},{"vip_level":0,"u":368944306,"is_vip":0},{"vip_level":6,"u":1078311989,"is_vip":1},{"vip_level":0,"u":2423761838,"is_vip":0},{"vip_level":0,"u":2496045888,"is_vip":0},{"vip_level":0,"u":503024004,"is_vip":0},{"vip_level":0,"u":2540143575,"is_vip":0},{"vip_level":6,"u":1967295926,"is_vip":1},{"vip_level":0,"u":872796548,"is_vip":0},{"vip_level":0,"u":4081762853,"is_vip":0},{"vip_level":4,"u":3745815829,"is_vip":1},{"vip_level":0,"u":2972743509,"is_vip":0},{"vip_level":0,"u":2204872800,"is_vip":0},{"vip_level":0,"u":423615412,"is_vip":0},{"vip_level":0,"u":870121305,"is_vip":0},{"vip_level":0,"u":2283606403,"is_vip":0},{"vip_level":7,"u":3059888435,"is_vip":1},{"vip_level":0,"u":3827644828,"is_vip":0},{"vip_level":0,"u":2201253718,"is_vip":0},{"vip_level":0,"u":422325932,"is_vip":0},{"vip_level":1,"u":3783015922,"is_vip":1},{"vip_level":0,"u":3556411222,"is_vip":0},{"vip_level":0,"u":3025752515,"is_vip":0},{"vip_level":5,"u":994577360,"is_vip":1},{"vip_level":7,"u":3047749658,"is_vip":1},{"vip_level":0,"u":2154140065,"is_vip":0},{"vip_level":0,"u":1193299925,"is_vip":0},{"vip_level":0,"u":4141049519,"is_vip":0},{"vip_level":0,"u":24371531,"is_vip":0},{"vip_level":0,"u":1838484033,"is_vip":0},{"vip_level":4,"u":2012332422,"is_vip":1},{"vip_level":3,"u":2529801540,"is_vip":1},{"vip_level":2,"u":742731984,"is_vip":1},{"vip_level":0,"u":2701913422,"is_vip":0},{"vip_level":0,"u":1355657380,"is_vip":0},{"vip_level":0,"u":3712918149,"is_vip":0},{"vip_level":7,"u":454094870,"is_vip":1},{"vip_level":0,"u":846741097,"is_vip":0},{"vip_level":0,"u":2314820738,"is_vip":0},{"vip_level":5,"u":672544641,"is_vip":1},{"vip_level":0,"u":2523780541,"is_vip":0},{"vip_level":5,"u":2664429340,"is_vip":1},{"vip_level":4,"u":1661527163,"is_vip":1},{"vip_level":0,"u":49380132,"is_vip":0},{"vip_level":0,"u":1908794158,"is_vip":0},{"vip_level":3,"u":805894474,"is_vip":1},{"vip_level":0,"u":3720171744,"is_vip":0},{"vip_level":0,"u":1113654174,"is_vip":0},{"vip_level":3,"u":1924991718,"is_vip":1},{"vip_level":4,"u":2353957540,"is_vip":1},{"vip_level":0,"u":3517813898,"is_vip":0},{"vip_level":0,"u":3284866365,"is_vip":0},{"vip_level":0,"u":4250322215,"is_vip":0},{"vip_level":0,"u":202682191,"is_vip":0},{"vip_level":0,"u":432864289,"is_vip":0},{"vip_level":0,"u":671367841,"is_vip":0},{"vip_level":0,"u":2978030534,"is_vip":0},{"vip_level":0,"u":4246366141,"is_vip":0},{"vip_level":0,"u":2214464719,"is_vip":0},{"vip_level":0,"u":1269370612,"is_vip":0},{"vip_level":0,"u":2803488946,"is_vip":0},{"vip_level":0,"u":777581083,"is_vip":0},{"vip_level":0,"u":1529899454,"is_vip":0},{"vip_level":0,"u":1431876177,"is_vip":0},{"vip_level":0,"u":1720972474,"is_vip":0},{"vip_level":0,"u":2801910081,"is_vip":0},{"vip_level":0,"u":3378219673,"is_vip":0},{"vip_level":0,"u":1604813308,"is_vip":0},{"vip_level":0,"u":3474328382,"is_vip":0},{"vip_level":0,"u":4161153221,"is_vip":0},{"vip_level":0,"u":1797296198,"is_vip":0},{"vip_level":0,"u":1646577952,"is_vip":0},{"vip_level":3,"u":1156411021,"is_vip":1},{"vip_level":0,"u":2724574832,"is_vip":0},{"vip_level":0,"u":4195594865,"is_vip":0},{"vip_level":0,"u":2513566115,"is_vip":0},{"vip_level":0,"u":2342688027,"is_vip":0},{"vip_level":0,"u":2567874074,"is_vip":0},{"vip_level":0,"u":1225739776,"is_vip":0},{"vip_level":0,"u":2023888221,"is_vip":0},{"vip_level":0,"u":2026599701,"is_vip":0},{"vip_level":4,"u":1199066756,"is_vip":1},{"vip_level":0,"u":3068907758,"is_vip":0},{"vip_level":4,"u":2965573691,"is_vip":1},{"vip_level":0,"u":3633354779,"is_vip":0},{"vip_level":0,"u":1785828017,"is_vip":0},{"vip_level":2,"u":1648979348,"is_vip":1},{"vip_level":0,"u":1073838877,"is_vip":0},{"vip_level":0,"u":2030730295,"is_vip":0},{"vip_level":5,"u":1527649067,"is_vip":1},{"vip_level":0,"u":3672791053,"is_vip":0},{"vip_level":0,"u":1274049440,"is_vip":0},{"vip_level":0,"u":592945054,"is_vip":0}],"info":[{"face":153,"flag":524800,"nick":"</text:span><text:span text:style-name="T2">元禾</text:span><text:span text:style-name="T1">","uin":1977672877},{"face":0,"flag":0,"nick":"","uin":181332434},{"face":0,"flag":514,"nick":"</text:span><text:span text:style-name="T2">二三事</text:span><text:span text:style-name="T1"><text:s text:c="2"/></text:span><text:span text:style-name="T3">❁</text:span><text:span text:style-name="T1">","uin":1088436431},{"face":96,"flag":285213250,"nick":"</text:span><text:span text:style-name="T2">祝勇</text:span><text:span text:style-name="T1">","uin":941096745},{"face":51,"flag":524806,"nick":"adon","uin":1585151611},{"face":36,"flag":13107776,"nick":"</text:span><text:span text:style-name="T2">曲终人散</text:span><text:span text:style-name="T1">","uin":1805276168},{"face":708,"flag":285213250,"nick":"Jh","uin":4096305117},{"face":0,"flag":297796096,"nick":"</text:span><text:span text:style-name="T2">疯来疯去还是风</text:span><text:span text:style-name="T4">🍁</text:span><text:span text:style-name="T1">","uin":286207818},{"face":567,"flag":293601792,"nick":"RCHZ","uin":1125327405},{"face":603,"flag":13140546,"nick":"</text:span><text:span text:style-name="T2">小哭包</text:span><text:span text:style-name="T1">","uin":1497473138},{"face":525,"flag":294126146,"nick":"whatever</text:span><text:span text:style-name="T5">♣</text:span><text:span text:style-name="T1">","uin":2739990128},{"face":486,"flag":8913408,"nick":"Rayan","uin":1983256516},{"face":603,"flag":8913472,"nick":"Inis Mona","uin":2388335033},{"face":0,"flag":289931842,"nick":"</text:span><text:span text:style-name="T2">止戈</text:span><text:span text:style-name="T1">","uin":1147705927},{"face":0,"flag":13124098,"nick":"</text:span><text:span text:style-name="T2">小麦薇</text:span><text:span text:style-name="T1">","uin":2530017767},{"face":261,"flag":21496386,"nick":"</text:span><text:span text:style-name="T2">观棋不弈</text:span><text:span text:style-name="T1">","uin":1026406039},{"face":0,"flag":289931846,"nick":"</text:span><text:span text:style-name="T2">十年而已</text:span><text:span text:style-name="T1">","uin":1375142875},{"face":525,"flag":4719110,"nick":"DAISUKIH","uin":741902648},{"face":0,"flag":289931780,"nick":"Akshay","uin":4017862415},{"face":96,"flag":512,"nick":"</text:span><text:span text:style-name="T2">易</text:span><text:span text:style-name="T1">","uin":1029088018},{"face":177,"flag":12583424,"nick":"</text:span><text:span text:style-name="T2">冥凝</text:span><text:span text:style-name="T1">","uin":3264467930},{"face":630,"flag":298320450,"nick":" <text:s text:c="6"/></text:span><text:span text:style-name="T2">兜</text:span><text:span text:style-name="T1">","uin":1390006806},{"face":669,"flag":289931776,"nick":"</text:span><text:span text:style-name="T2">西門東望</text:span><text:span text:style-name="T1">","uin":2059604775},{"face":300,"flag":289931844,"nick":"asaasa","uin":2039282992},{"face":588,"flag":289964614,"nick":"</text:span><text:span text:style-name="T2">太美好</text:span><text:span text:style-name="T1">","uin":1748315047},{"face":0,"flag":17302018,"nick":"</text:span><text:span text:style-name="T2">小珍珠。</text:span><text:span text:style-name="T1">","uin":3395792869},{"face":0,"flag":4719170,"nick":"Oct.","uin":338614470},{"face":0,"flag":13107712,"nick":"</text:span><text:span text:style-name="T2">无尽的爱</text:span><text:span text:style-name="T1">","uin":2291420747},{"face":48,"flag":13107712,"nick":"</text:span><text:span text:style-name="T6">♬</text:span><text:span text:style-name="T1"><text:s/></text:span><text:span text:style-name="T5">لياو</text:span><text:span text:style-name="T1"><text:s/></text:span><text:span text:style-name="T5">مين</text:span><text:span text:style-name="T7">♛</text:span><text:span text:style-name="T1">","uin":3714169466},{"face":297,"flag":298320454,"nick":"</text:span><text:span text:style-name="T2">飘</text:span><text:span text:style-name="T1">","uin":2853954420},{"face":486,"flag":293601856,"nick":"</text:span><text:span text:style-name="T2">爱吃辣椒的海绵宝宝</text:span><text:span text:style-name="T1">","uin":2028112766},{"face":258,"flag":285737474,"nick":"Corals</text:span><text:span text:style-name="T7">♞</text:span><text:span text:style-name="T1">","uin":3721554358},{"face":0,"flag":298320450,"nick":"</text:span><text:span text:style-name="T2">李勇浩</text:span><text:span text:style-name="T1"><text:s/></text:span><text:span text:style-name="T8">이용호</text:span><text:span text:style-name="T1"><text:s/></text:span><text:span text:style-name="T7">♛</text:span><text:span text:style-name="T1">","uin":3941231838},{"face":0,"flag":289964546,"nick":"Overtake Yesterday","uin":2887505048},{"face":579,"flag":289931840,"nick":"</text:span><text:span text:style-name="T2">流亡者</text:span><text:span text:style-name="T1">","uin":2039443837},{"face":0,"flag":289931780,"nick":"</text:span><text:span text:style-name="T2">心有独钟</text:span><text:span text:style-name="T1">","uin":1103178674},{"face":558,"flag":289931840,"nick":"</text:span><text:span text:style-name="T2">花错</text:span><text:span text:style-name="T1">","uin":2213006936},{"face":0,"flag":289931840,"nick":"</text:span><text:span text:style-name="T2">。翊佚</text:span><text:span text:style-name="T3">❀</text:span><text:span text:style-name="T2">﹌</text:span><text:span text:style-name="T1">","uin":3453345269},{"face":654,"flag":20972098,"nick":"</text:span><text:span text:style-name="T2">与你</text:span><text:span text:style-name="T1"><text:s text:c="3"/>","uin":2195235714},{"face":687,"flag":512,"nick":"</text:span><text:span text:style-name="T2">静海深蓝</text:span><text:span text:style-name="T1">","uin":3367345670},{"face":303,"flag":524800,"nick":"</text:span><text:span text:style-name="T2">不，是你的</text:span><text:span text:style-name="T1">","uin":3749770206},{"face":0,"flag":285737472,"nick":"∑</text:span><text:span text:style-name="T5">═</text:span><text:span text:style-name="T2">嗳昧═→</text:span><text:span text:style-name="T1">","uin":2217980774},{"face":537,"flag":4719104,"nick":"marissa","uin":1768968391},{"face":0,"flag":289407558,"nick":" </text:span><text:span text:style-name="T2">　　　　大歪贼</text:span><text:span text:style-name="T1"><text:s text:c="2"/>","uin":3068714852},{"face":525,"flag":8389120,"nick":"Mm</text:span><text:span text:style-name="T2">先生</text:span><text:span text:style-name="T1">","uin":762383890},{"face":528,"flag":4719174,"nick":"Anonymous","uin":404339376},{"face":567,"flag":294126080,"nick":"Brian Wuuuuuu","uin":2804606680},{"face":642,"flag":13107714,"nick":"Dong SS","uin":3340055802},{"face":543,"flag":8389120,"nick":"</text:span><text:span text:style-name="T2">【破小孩】</text:span><text:span text:style-name="T1">","uin":173571341},{"face":594,"flag":298320450,"nick":"</text:span><text:span text:style-name="T2">咚咚咚。</text:span><text:span text:style-name="T1">","uin":3486101389},{"face":381,"flag":298320450,"nick":"Hanging Tree </text:span><text:span text:style-name="T2">┓</text:span><text:span text:style-name="T1">","uin":3767128771},{"face":525,"flag":285245952,"nick":"Z\u0026","uin":557137673},{"face":33,"flag":298320450,"nick":"I\u0027m clué","uin":2694880204},{"face":0,"flag":524800,"nick":"</text:span><text:span text:style-name="T2">消失的德芙</text:span><text:span text:style-name="T1">","uin":2496045888},{"face":348,"flag":13107714,"nick":"°</text:span><text:span text:style-name="T2">▁</text:span><text:span text:style-name="T1"><text:s/></text:span><text:span text:style-name="T2">不</text:span><text:span text:style-name="T1"><text:s/></text:span><text:span text:style-name="T2">贰</text:span><text:span text:style-name="T1">°</text:span><text:span text:style-name="T2">。</text:span><text:span text:style-name="T1">","uin":503024004},{"face":0,"flag":289931842,"nick":" <text:s text:c="19"/></text:span><text:span text:style-name="T2">呛口</text:span><text:span text:style-name="T1">","uin":872796548},{"face":480,"flag":285737538,"nick":"BoomBoom_","uin":423615412},{"face":0,"flag":298320454,"nick":"</text:span><text:span text:style-name="T2">高速开慢车</text:span><text:span text:style-name="T1">\u0027","uin":3059888435},{"face":0,"flag":285737476,"nick":"Wangcai","uin":3783015922},{"face":549,"flag":4719104,"nick":"YZWDS","uin":4081762853},{"face":0,"flag":524866,"nick":"</text:span><text:span text:style-name="T2">感情大狗</text:span><text:span text:style-name="T1">","uin":953196783},{"face":0,"flag":8913510,"nick":" <text:s text:c="3"/></text:span><text:span text:style-name="T2">刘情深</text:span><text:span text:style-name="T1">","uin":994577360},{"face":525,"flag":298320450,"nick":"</text:span><text:span text:style-name="T2">淏龑＆天靖居士♂</text:span><text:span text:style-name="T1">","uin":1193299925},{"face":525,"flag":294126082,"nick":"</text:span><text:span text:style-name="T2">歪鼻子木头先生</text:span><text:span text:style-name="T1">","uin":2540143575},{"face":120,"flag":298320450,"nick":"Jori","uin":3827644828},{"face":168,"flag":285213184,"nick":".</text:span><text:span text:style-name="T2">我愿穷尽一生</text:span><text:span text:style-name="T1">.","uin":24371531},{"face":594,"flag":289931842,"nick":"</text:span><text:span text:style-name="T2">送你一颗子弹</text:span><text:span text:style-name="T1">.","uin":1838484033},{"face":543,"flag":298353156,"nick":"</text:span><text:span text:style-name="T2">目标实践者</text:span><text:span text:style-name="T1">-</text:span><text:span text:style-name="T2">青云</text:span><text:span text:style-name="T1">","uin":742731984},{"face":0,"flag":289931846,"nick":"Ice","uin":3745815829},{"face":747,"flag":289407556,"nick":"</text:span><text:span text:style-name="T2">张莉君</text:span><text:span text:style-name="T4">🌟</text:span><text:span text:style-name="T1">","uin":2012332422},{"face":471,"flag":289931846,"nick":"UNO.","uin":3047749658},{"face":603,"flag":289931778,"nick":"</text:span><text:span text:style-name="T2">我的女人是天皇老子，</text:span><text:span text:style-name="T1">","uin":3556411222},{"face":393,"flag":16777728,"nick":"</text:span><text:span text:style-name="T2">不喜不怒不笑不哭不悲不忿</text:span><text:span text:style-name="T1">","uin":2701913422},{"face":513,"flag":8913409,"nick":"</text:span><text:span text:style-name="T2">紫色贝壳</text:span><text:span text:style-name="T1">","uin":846741097},{"face":603,"flag":285770306,"nick":"fuel","uin":3679184373},{"face":597,"flag":25690690,"nick":"XX","uin":2201253718},{"face":300,"flag":289407488,"nick":"Summer","uin":368944306},{"face":246,"flag":4719104,"nick":"</text:span><text:span text:style-name="T2">奥地利紅。</text:span><text:span text:style-name="T1">","uin":1355657380},{"face":414,"flag":524800,"nick":"</text:span><text:span text:style-name="T2">小西哇</text:span><text:span text:style-name="T1">","uin":2314820738},{"face":603,"flag":289407554,"nick":"</text:span><text:span text:style-name="T2">金刚女姐姐</text:span><text:span text:style-name="T1">","uin":2523780541},{"face":483,"flag":21496390,"nick":"</text:span><text:span text:style-name="T2">莱茵哈德</text:span><text:span text:style-name="T1">","uin":1967295926},{"face":594,"flag":4194816,"nick":"</text:span><text:span text:style-name="T2">背著書包闖天下</text:span><text:span text:style-name="T1">","uin":3025752515},{"face":780,"flag":289407490,"nick":"ZZLLM","uin":2972743509},{"face":480,"flag":8913478,"nick":"</text:span><text:span text:style-name="T2">我种下一颗种子</text:span><text:span text:style-name="T1">","uin":672544641},{"face":174,"flag":13107776,"nick":"</text:span><text:span text:style-name="T2">扰電姬丶麟非雪</text:span><text:span text:style-name="T1">","uin":870121305},{"face":603,"flag":285737570,"nick":"</text:span><text:span text:style-name="T2">简宁</text:span><text:span text:style-name="T1">","uin":103862768},{"face":537,"flag":293601794,"nick":"kajji","uin":2204872800},{"face":309,"flag":524804,"nick":"</text:span><text:span text:style-name="T2">傲天啊你怎么了傲天！</text:span><text:span text:style-name="T1">","uin":2664429340},{"face":135,"flag":294126144,"nick":"</text:span><text:span text:style-name="T2">月光之下。</text:span><text:span text:style-name="T1">","uin":2154140065},{"face":711,"flag":25690690,"nick":"fallen world","uin":422325932},{"face":462,"flag":8913408,"nick":"</text:span><text:span text:style-name="T2">洋葱是个乖孩子</text:span><text:span text:style-name="T1">","uin":3712918149},{"face":474,"flag":8913414,"nick":"Leo-Justan","uin":1078311989},{"face":48,"flag":524801,"nick":" <text:s text:c="7"/>nana","uin":3684174950},{"face":54,"flag":297796096,"nick":"Yuksen","uin":3094356795},{"face":216,"flag":293601798,"nick":"</text:span><text:span text:style-name="T2">蛀牙虫牙西班牙</text:span><text:span text:style-name="T1">","uin":1661527163},{"face":0,"flag":557634,"nick":"MEmo</text:span><text:span text:style-name="T2">旸</text:span><text:span text:style-name="T1">","uin":2423761838},{"face":54,"flag":289964614,"nick":"GrayHuier","uin":454094870},{"face":462,"flag":13107718,"nick":"9.0.1","uin":2529801540},{"face":339,"flag":4194816,"nick":"Renaissance </text:span><text:span text:style-name="T2">复活</text:span><text:span text:style-name="T1">","uin":4141049519},{"face":597,"flag":512,"nick":"DOUBLE 8","uin":2283606403},{"face":0,"flag":289407490,"nick":"X","uin":2065586646},{"face":291,"flag":289964544,"nick":"JumP</text:span><text:span text:style-name="T2">囗</text:span><text:span text:style-name="T1">","uin":3851402153},{"face":312,"flag":294126080,"nick":"eralogos","uin":3277047291},{"face":708,"flag":514,"nick":"</text:span><text:span text:style-name="T2">安全感</text:span><text:span text:style-name="T1"><text:s text:c="8"/>","uin":1936321019},{"face":0,"flag":289931842,"nick":"</text:span><text:span text:style-name="T2">空蝉</text:span><text:span text:style-name="T1">","uin":4235856648},{"face":462,"flag":298320450,"nick":"Queenie</text:span><text:span text:style-name="T4">🐟</text:span><text:span text:style-name="T1">","uin":3076685576},{"face":342,"flag":4194816,"nick":"</text:span><text:span text:style-name="T2">不怕事的校园大三扛把子</text:span><text:span text:style-name="T1">","uin":1316903305},{"face":336,"flag":13107712,"nick":"1958","uin":4195509427},{"face":348,"flag":524800,"nick":"</text:span><text:span text:style-name="T9">□</text:span><text:span text:style-name="T1">","uin":3044831726},{"face":303,"flag":524800,"nick":"Authority","uin":820228441},{"face":336,"flag":298320386,"nick":"</text:span><text:span text:style-name="T2">叮当猫</text:span><text:span text:style-name="T1">","uin":3386157348},{"face":0,"flag":17302086,"nick":"</text:span><text:span text:style-name="T2">他会有多幸运</text:span><text:span text:style-name="T1">","uin":531222214},{"face":0,"flag":285737538,"nick":".","uin":2642720843},{"face":177,"flag":8389120,"nick":"A!N!D!Y!","uin":3659999570},{"face":0,"flag":289407488,"nick":"0.5","uin":54246419},{"face":528,"flag":294126086,"nick":"</text:span><text:span text:style-name="T2">胡萝卜与飞行器</text:span><text:span text:style-name="T1">","uin":4260761366},{"face":603,"flag":289964610,"nick":"</text:span><text:span text:style-name="T2">坚持</text:span><text:span text:style-name="T4">💪</text:span><text:span text:style-name="T1">","uin":3297378557},{"face":537,"flag":293601862,"nick":"</text:span><text:span text:style-name="T2">七分倦醒️️</text:span><text:span text:style-name="T1">","uin":4268887161},{"face":630,"flag":4719106,"nick":" <text:s/></text:span><text:span text:style-name="T2">缪斯</text:span><text:span text:style-name="T1">","uin":1633070284},{"face":435,"flag":294126146,"nick":"</text:span><text:span text:style-name="T2">⌒、</text:span><text:span text:style-name="T1">Johnny","uin":541297462},{"face":75,"flag":289931778,"nick":"</text:span><text:span text:style-name="T2">傲娇番茄</text:span><text:span text:style-name="T1">","uin":3866683781},{"face":603,"flag":12583494,"nick":"</text:span><text:span text:style-name="T2">十三月</text:span><text:span text:style-name="T1">","uin":3149378299},{"face":477,"flag":289931846,"nick":"</text:span><text:span text:style-name="T2">命运</text:span><text:span text:style-name="T1">","uin":358662936},{"face":300,"flag":285737476,"nick":"R.E.U.S","uin":473553330},{"face":573,"flag":8913408,"nick":"On My Own","uin":2077016718},{"face":120,"flag":21496326,"nick":"</text:span><text:span text:style-name="T7">♚</text:span><text:span text:style-name="T1">Faine</text:span><text:span text:style-name="T2">╮丶</text:span><text:span text:style-name="T4">🔥</text:span><text:span text:style-name="T1">","uin":1738680229},{"face":246,"flag":25690690,"nick":"MDZZ","uin":2253793653},{"face":540,"flag":294126146,"nick":"ls","uin":2037083134},{"face":216,"flag":13107718,"nick":"</text:span><text:span text:style-name="T2">◤</text:span><text:span text:style-name="T1">Yeats</text:span><text:span text:style-name="T2">◥</text:span><text:span text:style-name="T1">","uin":820429602},{"face":603,"flag":557572,"nick":"Let me possess You","uin":1019040402},{"face":0,"flag":294126144,"nick":"</text:span><text:span text:style-name="T2">＠捧花。</text:span><text:span text:style-name="T6">♡</text:span><text:span text:style-name="T1">","uin":2493090829},{"face":0,"flag":524864,"nick":"_xis","uin":2929705342},{"face":348,"flag":13107712,"nick":"</text:span><text:span text:style-name="T2">太阳以北</text:span><text:span text:style-name="T1">\u0026","uin":460677229},{"face":129,"flag":285213184,"nick":"</text:span><text:span text:style-name="T2">是一个极难相处的人吧</text:span><text:span text:style-name="T1">","uin":3455013325},{"face":693,"flag":294126080,"nick":"Jonlen","uin":2850645815},{"face":0,"flag":289964546,"nick":"z</text:span><text:span text:style-name="T2">〃</text:span><text:span text:style-name="T1">","uin":3277943363},{"face":522,"flag":285737542,"nick":"</text:span><text:span text:style-name="T2">　</text:span><text:span text:style-name="T1">OUTINGG</text:span><text:span text:style-name="T2">啦</text:span><text:span text:style-name="T1">","uin":680821533},{"face":546,"flag":289407488,"nick":"crh","uin":2568018606},{"face":405,"flag":17334850,"nick":"° </text:span><text:span text:style-name="T10">─</text:span><text:span text:style-name="T1"><text:s/>C m","uin":3793664627},{"face":558,"flag":8389120,"nick":"</text:span><text:span text:style-name="T2">小白鼠</text:span><text:span text:style-name="T1">","uin":1190783551},{"face":681,"flag":524802,"nick":"Scaramouche","uin":2066798362},{"face":528,"flag":294126080,"nick":"Alter ego —","uin":91356596},{"face":672,"flag":294126150,"nick":"</text:span><text:span text:style-name="T10">Σ</text:span><text:span text:style-name="T11">⊙▃⊙</text:span><text:span text:style-name="T1">|||","uin":4095632478},{"face":291,"flag":8913410,"nick":"JTR</text:span><text:span text:style-name="T2">丶离凰</text:span><text:span text:style-name="T1">","uin":1733302369},{"face":486,"flag":13107716,"nick":"</text:span><text:span text:style-name="T2">学习和程序都是我</text:span><text:span text:style-name="T1">","uin":2792243439},{"face":567,"flag":293601792,"nick":"</text:span><text:span text:style-name="T2">呆萌</text:span><text:span text:style-name="T1">","uin":4005201857},{"face":0,"flag":289407554,"nick":"H</text:span><text:span text:style-name="T4">🍒</text:span><text:span text:style-name="T1">","uin":3262958785},{"face":471,"flag":524806,"nick":"</text:span><text:span text:style-name="T2">计濛</text:span><text:span text:style-name="T1">","uin":3654423141},{"face":0,"flag":8389120,"nick":"</text:span><text:span text:style-name="T2">自然</text:span><text:span text:style-name="T1">","uin":3343422046},{"face":540,"flag":293601792,"nick":" <text:s/>      ","uin":1577047633},{"face":390,"flag":289931776,"nick":"</text:span><text:span text:style-name="T2">春雨里洗过的太阳</text:span><text:span text:style-name="T1">–RYF","uin":49380132},{"face":54,"flag":298320448,"nick":"Aloha","uin":3720171744},{"face":342,"flag":297796096,"nick":"</text:span><text:span text:style-name="T2">哈暮咯噔</text:span><text:span text:style-name="T1">","uin":3284866365},{"face":603,"flag":289407490,"nick":"</text:span><text:span text:style-name="T2">油条啊油条</text:span><text:span text:style-name="T1">","uin":671367841},{"face":261,"flag":4719106,"nick":"or","uin":4246366141},{"face":471,"flag":13107778,"nick":"</text:span><text:span text:style-name="T2">杨老实</text:span><text:span text:style-name="T1">","uin":1269370612},{"face":522,"flag":8913472,"nick":"</text:span><text:span text:style-name="T2">ヤ</text:span><text:span text:style-name="T1">.</text:span><text:span text:style-name="T2">單純﹎</text:span><text:span text:style-name="T1">","uin":777581083},{"face":645,"flag":514,"nick":"870134757","uin":1908794158},{"face":462,"flag":524800,"nick":" <text:s text:c="5"/>U ","uin":1720972474},{"face":0,"flag":4194818,"nick":" <text:s/>HUANGPENGXI </text:span><text:span text:style-name="T2">我爱我自己</text:span><text:span text:style-name="T1">","uin":3474328382},{"face":0,"flag":289931842,"nick":"</text:span><text:span text:style-name="T2">木辛女开</text:span><text:span text:style-name="T4">🌙</text:span><text:span text:style-name="T1">","uin":2214464719},{"face":477,"flag":512,"nick":"</text:span><text:span text:style-name="T2">愚昧的神灵</text:span><text:span text:style-name="T1">","uin":1113654174},{"face":273,"flag":25690628,"nick":"</text:span><text:span text:style-name="T2">小飞鼠</text:span><text:span text:style-name="T1">","uin":1924991718},{"face":285,"flag":298320386,"nick":"</text:span><text:span text:style-name="T2">守护</text:span><text:span text:style-name="T1">","uin":1646577952},{"face":444,"flag":298353152,"nick":"</text:span><text:span text:style-name="T2">天神</text:span><text:span text:style-name="T1">*</text:span><text:span text:style-name="T2">星</text:span><text:span text:style-name="T1">*</text:span><text:span text:style-name="T2">馬戶</text:span><text:span text:style-name="T1"><text:s/>Jessica </text:span><text:span text:style-name="T2">妍</text:span><text:span text:style-name="T1">","uin":4195594865},{"face":462,"flag":289407488,"nick":"</text:span><text:span text:style-name="T2">黑面娇娃</text:span><text:span text:style-name="T1">","uin":1529899454},{"face":342,"flag":512,"nick":"</text:span><text:span text:style-name="T4">🍎</text:span><text:span text:style-name="T2">猫七</text:span><text:span text:style-name="T1">","uin":1431876177},{"face":483,"flag":297796096,"nick":"</text:span><text:span text:style-name="T2">但偏偏。</text:span><text:span text:style-name="T1">","uin":2513566115},{"face":0,"flag":293601792,"nick":"</text:span><text:span text:style-name="T2">冰心玉洁</text:span><text:span text:style-name="T1">","uin":2342688027},{"face":261,"flag":297796162,"nick":"SailL.","uin":4250322215},{"face":729,"flag":25690690,"nick":"</text:span><text:span text:style-name="T2">打更的</text:span><text:span text:style-name="T1">","uin":4161153221},{"face":339,"flag":8913408,"nick":"</text:span><text:span text:style-name="T2">与那被岁月的芬芳埋葬</text:span><text:span text:style-name="T1">","uin":1797296198},{"face":603,"flag":294126080,"nick":"</text:span><text:span text:style-name="T2">啦啦啦啦</text:span><text:span text:style-name="T1">","uin":2803488946},{"face":594,"flag":524864,"nick":"</text:span><text:span text:style-name="T2">三弎叁</text:span><text:span text:style-name="T1">","uin":202682191},{"face":486,"flag":13107712,"nick":"</text:span><text:span text:style-name="T2">蓝染。</text:span><text:span text:style-name="T1">","uin":2023888221},{"face":549,"flag":294126086,"nick":"</text:span><text:span text:style-name="T2">减字木兰花</text:span><text:span text:style-name="T1">","uin":2965573691},{"face":462,"flag":13107712,"nick":"</text:span><text:span text:style-name="T2">凝是露珠</text:span><text:span text:style-name="T1">","uin":2026599701},{"face":453,"flag":524804,"nick":"</text:span><text:span text:style-name="T4">🌸</text:span><text:span text:style-name="T1">T</text:span><text:span text:style-name="T4">🌸</text:span><text:span text:style-name="T1">","uin":1199066756},{"face":561,"flag":13107712,"nick":".","uin":432864289},{"face":420,"flag":298320390,"nick":"</text:span><text:span text:style-name="T2">奶罐里的猹</text:span><text:span text:style-name="T1">","uin":1648979348},{"face":564,"flag":8913474,"nick":"Mumu","uin":2030730295},{"face":252,"flag":524868,"nick":"@</text:span><text:span text:style-name="T2">君临天下々</text:span><text:span text:style-name="T1">","uin":1527649067},{"face":279,"flag":294126082,"nick":"</text:span><text:span text:style-name="T2">风</text:span><text:span text:style-name="T1">","uin":3633354779},{"face":0,"flag":285213250,"nick":"PINK","uin":1073838877},{"face":576,"flag":8389120,"nick":"</text:span><text:span text:style-name="T2">陈芳奇</text:span><text:span text:style-name="T1">","uin":3672791053},{"face":702,"flag":8913412,"nick":"</text:span><text:span text:style-name="T2">┳━</text:span><text:span text:style-name="T12">๑</text:span><text:span text:style-name="T1">˙</text:span><text:span text:style-name="T3">❥</text:span><text:span text:style-name="T2">┻┐</text:span><text:span text:style-name="T1">","uin":805894474},{"face":201,"flag":285737538,"nick":"=</text:span><text:span text:style-name="T2">野熊哥</text:span><text:span text:style-name="T1">=","uin":1785828017},{"face":558,"flag":29884932,"nick":"</text:span><text:span text:style-name="T2">把太阳煎成单面熟</text:span><text:span text:style-name="T1">","uin":2353957540},{"face":522,"flag":8389120,"nick":"</text:span><text:span text:style-name="T2">满满</text:span><text:span text:style-name="T1">","uin":2801910081},{"face":516,"flag":289407554,"nick":"</text:span><text:span text:style-name="T2">记得。忘记】</text:span><text:span text:style-name="T1">","uin":592945054},{"face":342,"flag":289931782,"nick":"</text:span><text:span text:style-name="T2">何处惹尘埃。</text:span><text:span text:style-name="T1">","uin":1156411021},{"face":0,"flag":8913410,"nick":"</text:span><text:span text:style-name="T2">　　　　</text:span><text:span text:style-name="T1">","uin":1274049440},{"face":564,"flag":293601792,"nick":"</text:span><text:span text:style-name="T2">念念不忘是我</text:span><text:span text:style-name="T1">","uin":2567874074},{"face":399,"flag":524800,"nick":"cherryya","uin":2724574832},{"face":339,"flag":12583488,"nick":"</text:span><text:span text:style-name="T2">雪歌</text:span><text:span text:style-name="T1">","uin":3378219673},{"face":0,"flag":285213184,"nick":"</text:span><text:span text:style-name="T2">晨轩雅逗逗三姑子</text:span><text:span text:style-name="T1">","uin":3068907758},{"face":294,"flag":20972032,"nick":"</text:span><text:span text:style-name="T2">帆小布</text:span><text:span text:style-name="T1">","uin":1225739776},{"face":525,"flag":297796096,"nick":"</text:span><text:span text:style-name="T4">🐳</text:span><text:span text:style-name="T2">鲸落</text:span><text:span text:style-name="T4">🐳</text:span><text:span text:style-name="T1">","uin":1604813308},{"face":558,"flag":13107712,"nick":"FINE","uin":2978030534},{"face":0,"flag":294126082,"nick":"</text:span><text:span text:style-name="T2">关爱智障儿童</text:span><text:span text:style-name="T1">","uin":3517813898},{"face":480,"flag":8913408,"nick":"1</text:span><text:span text:style-name="T2">秒</text:span><text:span text:style-name="T1">1</text:span><text:span text:style-name="T2">个烦恼</text:span><text:span text:style-name="T1">","uin":3949277109},{"face":579,"flag":4719104,"nick":"</text:span><text:span text:style-name="T2">娴怡</text:span><text:span text:style-name="T1">","uin":890469545},{"face":621,"flag":8389120,"nick":"</text:span><text:span text:style-name="T2">艾果</text:span><text:span text:style-name="T1">","uin":3312439941},{"face":669,"flag":8913410,"nick":"</text:span><text:span text:style-name="T2">古逍</text:span><text:span text:style-name="T1">","uin":2769104677},{"face":543,"flag":289931776,"nick":"</text:span><text:span text:style-name="T2">胭脂鱼</text:span><text:span text:style-name="T1">","uin":4091629637},{"face":462,"flag":524802,"nick":"</text:span><text:span text:style-name="T2">哲学傻狗</text:span><text:span text:style-name="T1">","uin":2494987136},{"face":549,"flag":285213184,"nick":"Lamar","uin":3820709586},{"face":0,"flag":8389186,"nick":"</text:span><text:span text:style-name="T2">说好的又怎样</text:span><text:span text:style-name="T1">","uin":1223429696},{"face":339,"flag":12616194,"nick":"</text:span><text:span text:style-name="T2">书尽</text:span><text:span text:style-name="T1">","uin":3163067334},{"face":702,"flag":285213188,"nick":"</text:span><text:span text:style-name="T2">一颗摇头丸</text:span><text:span text:style-name="T4">💊</text:span><text:span text:style-name="T1">","uin":1440948937},{"face":453,"flag":294126146,"nick":"Nancy <text:s text:c="2"/>","uin":4106038376},{"face":0,"flag":8913472,"nick":"</text:span><text:span text:style-name="T2">我的太阳每天升起</text:span><text:span text:style-name="T1">","uin":4213490044},{"face":0,"flag":8913410,"nick":"</text:span><text:span text:style-name="T2">依莫逊</text:span><text:span text:style-name="T1"><text:s text:c="2"/>u2</text:span><text:span text:style-name="T2">﹌</text:span><text:span text:style-name="T1">","uin":104731760},{"face":585,"flag":29884992,"nick":"</text:span><text:span text:style-name="T2">吃宵夜哈</text:span><text:span text:style-name="T1">","uin":1378558763},{"face":417,"flag":13107712,"nick":"Chaud","uin":1716309025},{"face":690,"flag":8389120,"nick":"</text:span><text:span text:style-name="T2">＠微加</text:span><text:span text:style-name="T1">/</text:span><text:span text:style-name="T2">幸福</text:span><text:span text:style-name="T1">","uin":2577553388},{"face":603,"flag":4719170,"nick":"</text:span><text:span text:style-name="T2">陈坚持</text:span><text:span text:style-name="T1">","uin":2113477161},{"face":0,"flag":4194816,"nick":"</text:span><text:span text:style-name="T2">。</text:span><text:span text:style-name="T1">","uin":763811300},{"face":0,"flag":524800,"nick":"</text:span><text:span text:style-name="T2">梦</text:span><text:span text:style-name="T1">","uin":1277261631},{"face":474,"flag":25690694,"nick":"NyNy","uin":1156618760},{"face":486,"flag":289407554,"nick":"</text:span><text:span text:style-name="T2">尔玉</text:span><text:span text:style-name="T1">","uin":1538845058},{"face":441,"flag":293601792,"nick":"</text:span><text:span text:style-name="T2">漠然</text:span><text:span text:style-name="T1">","uin":3817764977},{"face":294,"flag":8913472,"nick":"Fiona</text:span><text:span text:style-name="T2">。</text:span><text:span text:style-name="T1">","uin":4095309896},{"face":525,"flag":285737538,"nick":"foreveryoung","uin":4189826169},{"face":342,"flag":524800,"nick":"</text:span><text:span text:style-name="T4">🎸</text:span><text:span text:style-name="T1">Regina","uin":2210825551},{"face":153,"flag":293601792,"nick":"</text:span><text:span text:style-name="T2">远方有你</text:span><text:span text:style-name="T1">","uin":1852029622},{"face":339,"flag":4719106,"nick":"</text:span><text:span text:style-name="T2">我有一只可乐味的大象</text:span><text:span text:style-name="T1">","uin":365713189},{"face":0,"flag":293601792,"nick":"Mr.Pan","uin":3806751814},{"face":597,"flag":8389122,"nick":"Spiderman†","uin":861491298},{"face":438,"flag":293601858,"nick":"</text:span><text:span text:style-name="T2">宿命</text:span><text:span text:style-name="T1">—</text:span><text:span text:style-name="T2">狙击手</text:span><text:span text:style-name="T1">","uin":1097773474},{"face":393,"flag":8389184,"nick":"</text:span><text:span text:style-name="T2">凛凛拎个鳖</text:span><text:span text:style-name="T1">","uin":1570744274},{"face":561,"flag":8388609,"nick":"</text:span><text:span text:style-name="T2">爱</text:span><text:span text:style-name="T1">~</text:span><text:span text:style-name="T2">慕</text:span><text:span text:style-name="T1">~</text:span><text:span text:style-name="T2">里</text:span><text:span text:style-name="T1">","uin":4256126939},{"face":486,"flag":297796096,"nick":"</text:span><text:span text:style-name="T2">北京以北</text:span><text:span text:style-name="T1">^</text:span><text:span text:style-name="T2">睿</text:span><text:span text:style-name="T1">^","uin":3350965508},{"face":246,"flag":293601792,"nick":"</text:span><text:span text:style-name="T2">简</text:span><text:span text:style-name="T1">","uin":950237266},{"face":0,"flag":4194818,"nick":"</text:span><text:span text:style-name="T2">吾姓英雄</text:span><text:span text:style-name="T1">","uin":151684000},{"face":546,"flag":12583424,"nick":"</text:span><text:span text:style-name="T2">未</text:span><text:span text:style-name="T1">","uin":1441627253},{"face":648,"flag":8389120,"nick":"</text:span><text:span text:style-name="T2">岁月无声</text:span><text:span text:style-name="T1">","uin":687799544},{"face":48,"flag":8389120,"nick":"</text:span><text:span text:style-name="T2">豆浆啊豆浆</text:span><text:span text:style-name="T1">","uin":1772588817},{"face":705,"flag":298320384,"nick":"</text:span><text:span text:style-name="T2">疯狂</text:span><text:span text:style-name="T1">.","uin":27297742},{"face":0,"flag":21496390,"nick":"</text:span><text:span text:style-name="T2">　　　　　　　　　　　　</text:span><text:span text:style-name="T1">","uin":1928697133},{"face":756,"flag":8913408,"nick":"</text:span><text:span text:style-name="T2">八千女鬼</text:span><text:span text:style-name="T1">","uin":308911789},{"face":645,"flag":29360708,"nick":"</text:span><text:span text:style-name="T2">神秘嘉宾</text:span><text:span text:style-name="T1">","uin":1561562393},{"face":0,"flag":293601792,"nick":"</text:span><text:span text:style-name="T2">晒太阳的地鼠</text:span><text:span text:style-name="T1">","uin":274465593},{"face":120,"flag":294126080,"nick":"</text:span><text:span text:style-name="T2">私有物</text:span><text:span text:style-name="T1">°","uin":214623348},{"face":0,"flag":293601860,"nick":"</text:span><text:span text:style-name="T2">恋爱是两个人的事</text:span><text:span text:style-name="T1">","uin":3371971021},{"face":0,"flag":294126080,"nick":"</text:span><text:span text:style-name="T2">冷公子。</text:span><text:span text:style-name="T1">","uin":2718128011},{"face":0,"flag":8389120,"nick":"</text:span><text:span text:style-name="T2">二两米粉二两饭</text:span><text:span text:style-name="T1">","uin":785644274},{"face":567,"flag":8389124,"nick":"</text:span><text:span text:style-name="T2">洒落的时光</text:span><text:span text:style-name="T1">","uin":3877792724},{"face":525,"flag":294126082,"nick":"0.o","uin":1645723024},{"face":603,"flag":12583424,"nick":"</text:span><text:span text:style-name="T2">飘</text:span><text:span text:style-name="T1">","uin":1695307879},{"face":486,"flag":285213184,"nick":"</text:span><text:span text:style-name="T2">昙花昙花。</text:span><text:span text:style-name="T1">","uin":793715980},{"face":534,"flag":8913408,"nick":"</text:span><text:span text:style-name="T2">就这么简单</text:span><text:span text:style-name="T1">","uin":686188473},{"face":567,"flag":8389120,"nick":"2016</text:span><text:span text:style-name="T2">の</text:span><text:span text:style-name="T1">11","uin":4106253649},{"face":486,"flag":297796096,"nick":"</text:span><text:span text:style-name="T2">如果爱，请深爱</text:span><text:span text:style-name="T1">","uin":2899526214},{"face":444,"flag":25690626,"nick":"</text:span><text:span text:style-name="T2">路边的小野猫</text:span><text:span text:style-name="T1">Icarus","uin":1110137406},{"face":294,"flag":297796096,"nick":"</text:span><text:span text:style-name="T2">妞妞</text:span><text:span text:style-name="T1">","uin":2580704359},{"face":291,"flag":13107712,"nick":"All in my mind</text:span><text:span text:style-name="T2">の懿</text:span><text:span text:style-name="T1">","uin":2050968098},{"face":576,"flag":8389120,"nick":"</text:span><text:span text:style-name="T2">无恙</text:span><text:span text:style-name="T1">","uin":627799510},{"face":765,"flag":4194816,"nick":"</text:span><text:span text:style-name="T2">墨</text:span><text:span text:style-name="T1"><text:s/></text:span><text:span text:style-name="T2">尘</text:span><text:span text:style-name="T1">","uin":799614558},{"face":561,"flag":294126080,"nick":"51</text:span><text:span text:style-name="T2">到</text:span><text:span text:style-name="T1">75. <text:s/>ag <text:s/></text:span><text:span text:style-name="T2">温晴</text:span><text:span text:style-name="T1">","uin":1133013151},{"face":261,"flag":12583424,"nick":"</text:span><text:span text:style-name="T2">春暖花开</text:span><text:span text:style-name="T1">#</text:span><text:span text:style-name="T2">。</text:span><text:span text:style-name="T1">","uin":1934469538},{"face":459,"flag":293601792,"nick":"laywa","uin":2806771956},{"face":525,"flag":8389120,"nick":"</text:span><text:span text:style-name="T2">为自己而战！</text:span><text:span text:style-name="T1">","uin":4051144137},{"face":474,"flag":294126144,"nick":"</text:span><text:span text:style-name="T2">红了芭蕉，绿了樱桃</text:span><text:span text:style-name="T1">","uin":1758883317},{"face":591,"flag":293601792,"nick":"</text:span><text:span text:style-name="T2">潇湘</text:span><text:span text:style-name="T1">pooh","uin":1966274612},{"face":546,"flag":4194816,"nick":"</text:span><text:span text:style-name="T2">陈</text:span><text:span text:style-name="T1">0","uin":2112703993},{"face":96,"flag":512,"nick":"</text:span><text:span text:style-name="T2">小太阳</text:span><text:span text:style-name="T1">","uin":602181312},{"face":540,"flag":8913472,"nick":"</text:span><text:span text:style-name="T2">夏木</text:span><text:span text:style-name="T1">","uin":2512670497},{"face":729,"flag":294126080,"nick":"</text:span><text:span text:style-name="T2">荣耀</text:span><text:span text:style-name="T1">","uin":1917702288},{"face":567,"flag":293601856,"nick":"</text:span><text:span text:style-name="T2">颠沛流离是你</text:span><text:span text:style-name="T1">","uin":3708862873},{"face":570,"flag":297796098,"nick":"Banana","uin":249442008},{"face":528,"flag":8389124,"nick":"</text:span><text:span text:style-name="T2">胆小鬼蒙库克</text:span><text:span text:style-name="T1">","uin":1833509900},{"face":594,"flag":289407488,"nick":"ZHJN","uin":887594263},{"face":579,"flag":8389120,"nick":"</text:span><text:span text:style-name="T2">福运</text:span><text:span text:style-name="T1">khj","uin":766497619},{"face":549,"flag":298320448,"nick":"</text:span><text:span text:style-name="T2">一路陪你笑着逃亡</text:span><text:span text:style-name="T1">","uin":2638781884},{"face":600,"flag":12583424,"nick":"</text:span><text:span text:style-name="T2">福尔摩思</text:span><text:span text:style-name="T1">","uin":3085155043},{"face":567,"flag":293601792,"nick":"Hallo","uin":3758830631},{"face":543,"flag":8389186,"nick":"</text:span><text:span text:style-name="T2">茉莉蜜茶</text:span><text:span text:style-name="T4">🐾🇨🇳</text:span><text:span text:style-name="T1">","uin":1323525072},{"face":591,"flag":297796096,"nick":"</text:span><text:span text:style-name="T2">我也只是。。</text:span><text:span text:style-name="T1">","uin":4176151438},{"face":474,"flag":297796096,"nick":"Loser \u0026 Sucker","uin":3510012239},{"face":528,"flag":8389120,"nick":"</text:span><text:span text:style-name="T10">Хайльан</text:span><text:span text:style-name="T1">","uin":4193103269},{"face":558,"flag":8389121,"nick":"</text:span><text:span text:style-name="T2">声声慢</text:span><text:span text:style-name="T1">","uin":4239830383},{"face":393,"flag":8389120,"nick":"</text:span><text:span text:style-name="T2">海豚爱上热咖啡</text:span><text:span text:style-name="T1">#^_^#","uin":2377771958},{"face":0,"flag":8389124,"nick":"</text:span><text:span text:style-name="T2">潜藏幸福</text:span><text:span text:style-name="T1">","uin":1726221749},{"face":525,"flag":293601856,"nick":"</text:span><text:span text:style-name="T2">添福宝</text:span><text:span text:style-name="T4">💛</text:span><text:span text:style-name="T1">","uin":2861633915},{"face":597,"flag":8389120,"nick":"</text:span><text:span text:style-name="T2">心碎的悲伤</text:span><text:span text:style-name="T1">","uin":3004507308},{"face":564,"flag":8389120,"nick":"</text:span><text:span text:style-name="T2">流浪</text:span><text:span text:style-name="T1">","uin":1824214288},{"face":558,"flag":8389184,"nick":" <text:s text:c="4"/></text:span><text:span text:style-name="T2">无感</text:span><text:span text:style-name="T1">","uin":320664662},{"face":576,"flag":293601792,"nick":"</text:span><text:span text:style-name="T2">九九八十一</text:span><text:span text:style-name="T1">","uin":3762129043},{"face":0,"flag":16777728,"nick":"</text:span><text:span text:style-name="T2">颓。还没废了</text:span><text:span text:style-name="T1">","uin":2417659070},{"face":579,"flag":8389120,"nick":"LLLLx","uin":1630280990},{"face":342,"flag":4194816,"nick":"Voyage","uin":3053634866},{"face":546,"flag":8389184,"nick":"misfa","uin":1383364091},{"face":552,"flag":293601792,"nick":"</text:span><text:span text:style-name="T2">锦年的伤，彼年的凉</text:span><text:span text:style-name="T1">","uin":948901744},{"face":546,"flag":293601792,"nick":"</text:span><text:span text:style-name="T2">翩然少年</text:span><text:span text:style-name="T1">","uin":452606520},{"face":540,"flag":8389120,"nick":"</text:span><text:span text:style-name="T2">睁眼看世界</text:span><text:span text:style-name="T1">","uin":1430148815},{"face":543,"flag":8389120,"nick":"</text:span><text:span text:style-name="T2">子时</text:span><text:span text:style-name="T1">","uin":2361233545},{"face":0,"flag":8389120,"nick":"</text:span><text:span text:style-name="T2">大钟山表白墙</text:span><text:span text:style-name="T1">","uin":2607342395},{"face":0,"flag":8389184,"nick":"</text:span><text:span text:style-name="T2">林颖</text:span><text:span text:style-name="T1">","uin":2514390106},{"face":555,"flag":293601792,"nick":"</text:span><text:span text:style-name="T2">大米</text:span><text:span text:style-name="T1">","uin":3212298566},{"face":0,"flag":285213184,"nick":"","uin":1180436080},{"face":561,"flag":8389120,"nick":"Starry Sky","uin":620934961},{"face":600,"flag":8388608,"nick":"ad","uin":1453307694},{"face":0,"flag":8389120,"nick":"</text:span><text:span text:style-name="T2">冷漠</text:span><text:span text:style-name="T1">•</text:span><text:span text:style-name="T2">小公举</text:span><text:span text:style-name="T1">","uin":4186464775},{"face":525,"flag":293601280,"nick":"</text:span><text:span text:style-name="T2">焦明捷</text:span><text:span text:style-name="T1">BD","uin":1742243536},{"face":0,"flag":293601280,"nick":"</text:span><text:span text:style-name="T2">青春、画不出的彩色回忆</text:span><text:span text:style-name="T1">","uin":1023362171}]}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7.57</meta:generator>
  </office:meta>
</office:document-meta>
</file>